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LROPES+Kudryashev-Bold" svg:font-family="LROPES+Kudryashev-Bold, Kudryashev" style:font-family-generic="roman"/>
    <style:font-face style:name="Times New Roman1" svg:font-family="'Times New Roman'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2" svg:font-family="Arial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KOHBJ N+ Helvetica" svg:font-family="'KOHBJ N+ Helvetica', Helvetica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.501cm" fo:margin-right="0cm" fo:text-indent="0cm" style:auto-text-indent="false">
        <style:tab-stops>
          <style:tab-stop style:position="9.252cm" style:type="center"/>
          <style:tab-stop style:position="19.004cm" style:type="right"/>
        </style:tab-stops>
      </style:paragraph-properties>
    </style:style>
    <style:style style:name="P2" style:family="paragraph" style:parent-style-name="Standard">
      <style:paragraph-properties fo:margin-left="0cm" fo:margin-right="9.102cm" fo:text-indent="0cm" style:auto-text-indent="false"/>
    </style:style>
    <style:style style:name="P3" style:family="paragraph" style:parent-style-name="Standard">
      <style:text-properties style:use-window-font-color="true" fo:font-size="10pt" fo:language="ru" fo:country="RU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0pt" fo:language="ru" fo:country="RU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text-properties style:use-window-font-color="true" fo:font-size="10pt" fo:language="ru" fo:country="RU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text-properties style:use-window-font-color="true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" style:family="paragraph" style:parent-style-name="Standard">
      <style:text-properties style:use-window-font-color="true" fo:font-size="10pt" fo:language="ru" fo:country="RU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text-properties style:use-window-font-color="true" fo:font-size="10pt" fo:language="ru" fo:country="RU" fo:font-weight="bold" fo:background-color="#ffff66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text-properties style:use-window-font-color="true" fo:font-size="10pt" fo:language="ru" fo:country="RU" fo:background-color="#ffffff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Standard">
      <style:text-properties style:use-window-font-color="true" fo:font-size="10pt" fo:language="ru" fo:country="RU" style:text-underline-style="solid" style:text-underline-width="auto" style:text-underline-color="font-color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1" style:family="paragraph" style:parent-style-name="Standard">
      <style:text-properties style:use-window-font-color="true" fo:font-size="10pt" fo:language="ru" fo:country="RU" fo:background-color="#ff000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Standard">
      <style:text-properties style:use-window-font-color="true" fo:font-size="10pt" fo:language="en" fo:country="US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text-properties style:use-window-font-color="true" fo:font-size="10pt" fo:language="en" fo:country="US" fo:background-color="#ffffff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4" style:family="paragraph" style:parent-style-name="Standard">
      <style:text-properties style:use-window-font-color="true" fo:font-size="10pt" fo:language="en" fo:country="US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0pt" fo:language="en" fo:country="US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use-window-font-color="true" fo:font-size="10pt" fo:language="en" fo:country="US" fo:background-color="#ff000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text-properties style:use-window-font-color="true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text-properties style:use-window-font-color="true" fo:font-size="12pt" fo:language="ru" fo:country="RU" fo:background-color="#ffff0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use-window-font-color="true" fo:font-size="12pt" fo:language="ru" fo:country="RU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0" style:family="paragraph" style:parent-style-name="Standard">
      <style:text-properties style:use-window-font-color="true" fo:font-size="14pt" fo:language="en" fo:country="US" fo:background-color="transparent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4pt" fo:language="ru" fo:country="RU" fo:background-color="transparent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22" style:family="paragraph" style:parent-style-name="Standard">
      <style:text-properties style:use-window-font-color="true" fo:font-size="14pt" fo:language="ru" fo:country="RU" fo:background-color="#ffff00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23" style:family="paragraph" style:parent-style-name="Standard">
      <style:text-properties style:use-window-font-color="true" fo:font-size="14pt" fo:language="ru" fo:country="RU" fo:font-weight="normal" fo:background-color="#ffff00" style:font-name-asian="Times New Roman" style:font-size-asian="14pt" style:language-asian="zxx" style:country-asian="none" style:font-weight-asian="normal" style:font-name-complex="Times New Roman" style:font-size-complex="14pt" style:language-complex="ar" style:country-complex="SA" style:font-weight-complex="normal"/>
    </style:style>
    <style:style style:name="P24" style:family="paragraph" style:parent-style-name="Standard">
      <style:text-properties style:use-window-font-color="true" fo:font-size="14pt" fo:language="ru" fo:country="RU" fo:font-weight="bold" fo:background-color="#ffff66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Standard">
      <style:text-properties style:use-window-font-color="true" style:font-name="Helvetica" fo:font-size="7pt" fo:language="ru" fo:country="RU" fo:background-color="transparent" style:font-name-asian="Helvetica" style:font-size-asian="7pt" style:language-asian="zxx" style:country-asian="none" style:font-name-complex="Helvetica" style:font-size-complex="7pt" style:language-complex="ar" style:country-complex="SA"/>
    </style:style>
    <style:style style:name="P26" style:family="paragraph" style:parent-style-name="Standard">
      <style:text-properties style:use-window-font-color="true" style:font-name="Helvetica" fo:font-size="9pt" fo:language="en" fo:country="US" style:font-name-asian="Helvetica" style:font-size-asian="9pt" style:font-name-complex="Helvetica" style:font-size-complex="9pt"/>
    </style:style>
    <style:style style:name="P27" style:family="paragraph" style:parent-style-name="Standard">
      <style:text-properties style:use-window-font-color="true" style:font-name="Helvetica" fo:font-size="9pt" fo:language="en" fo:country="US" fo:background-color="transparent" style:font-name-asian="Helvetica" style:font-size-asian="9pt" style:language-asian="zxx" style:country-asian="none" style:font-name-complex="Helvetica" style:font-size-complex="9pt" style:language-complex="ar" style:country-complex="SA"/>
    </style:style>
    <style:style style:name="P28" style:family="paragraph" style:parent-style-name="Standard">
      <style:text-properties style:use-window-font-color="true" style:font-name="Helvetica" fo:font-size="9pt" style:font-name-asian="Helvetica" style:font-size-asian="9pt" style:font-name-complex="Helvetica" style:font-size-complex="9pt"/>
    </style:style>
    <style:style style:name="P29" style:family="paragraph" style:parent-style-name="Standard">
      <style:text-properties style:use-window-font-color="true" style:font-name="Helvetica" fo:font-size="9pt" fo:language="ru" fo:country="RU" fo:font-weight="bold" style:font-name-asian="Helvetica" style:font-size-asian="9pt" style:font-weight-asian="bold" style:font-name-complex="Helvetica" style:font-size-complex="9pt" style:font-weight-complex="bold"/>
    </style:style>
    <style:style style:name="P30" style:family="paragraph" style:parent-style-name="Standard">
      <style:text-properties style:use-window-font-color="true" style:font-name="Helvetica" fo:font-size="8pt" fo:language="en" fo:country="US" fo:background-color="transparent" style:font-name-asian="Helvetica" style:font-size-asian="8pt" style:language-asian="zxx" style:country-asian="none" style:font-name-complex="Helvetica" style:font-size-complex="8pt" style:language-complex="ar" style:country-complex="SA"/>
    </style:style>
    <style:style style:name="P31" style:family="paragraph" style:parent-style-name="Standard">
      <style:text-properties style:use-window-font-color="true" style:font-name="Helvetica" fo:font-size="8pt" fo:language="ru" fo:country="RU" fo:background-color="transparent" style:font-name-asian="Helvetica" style:font-size-asian="8pt" style:language-asian="zxx" style:country-asian="none" style:font-name-complex="Helvetica" style:font-size-complex="8pt" style:language-complex="ar" style:country-complex="SA"/>
    </style:style>
    <style:style style:name="P32" style:family="paragraph" style:parent-style-name="Standard">
      <style:text-properties style:use-window-font-color="true" fo:font-size="8pt" fo:language="ru" fo:country="RU" fo:background-color="transparent" style:font-name-asian="Helvetica-Bold" style:font-size-asian="8pt" style:language-asian="zxx" style:country-asian="none" style:font-name-complex="Helvetica-Bold" style:font-size-complex="8pt" style:language-complex="ar" style:country-complex="SA"/>
    </style:style>
    <style:style style:name="P33" style:family="paragraph" style:parent-style-name="Standard">
      <style:text-properties style:use-window-font-color="true" style:font-name="Times New Roman1" fo:font-size="12pt" fo:language="ru" fo:country="RU" fo:background-color="#ffff66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P34" style:family="paragraph" style:parent-style-name="Standard">
      <style:text-properties style:use-window-font-color="true" style:font-name="Times New Roman" fo:font-size="10pt" fo:language="ru" fo:country="RU" fo:background-color="#ffff66" style:font-name-asian="TimesNewRomanPSMT" style:font-size-asian="10pt" style:language-asian="zxx" style:country-asian="none" style:font-name-complex="TimesNewRomanPSMT" style:font-size-complex="10pt" style:language-complex="ar" style:country-complex="SA"/>
    </style:style>
    <style:style style:name="P35" style:family="paragraph" style:parent-style-name="Standard">
      <style:text-properties style:use-window-font-color="true" style:font-name="Times New Roman" fo:font-size="10pt" fo:language="ru" fo:country="RU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6" style:family="paragraph" style:parent-style-name="Standard">
      <style:text-properties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style:text-autospace="none"/>
      <style:text-properties fo:font-size="10pt" style:font-name-asian="Times-Roman" style:font-size-asian="10pt" style:font-name-complex="Times-Roman" style:font-size-complex="10pt"/>
    </style:style>
    <style:style style:name="P38" style:family="paragraph" style:parent-style-name="Standard">
      <style:text-properties fo:font-size="10pt" fo:language="ru" fo:country="RU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Times-Roman" fo:font-size="10pt" style:font-name-asian="Times-Roman" style:font-size-asian="10pt" style:font-name-complex="Times-Roman" style:font-size-complex="10pt"/>
    </style:style>
    <style:style style:name="P40" style:family="paragraph" style:parent-style-name="Standard">
      <style:text-properties fo:color="#000000" style:font-name="LROPES+Kudryashev-Bold" fo:font-size="10pt" fo:language="ru" fo:country="RU" fo:font-weight="bold" fo:background-color="transparent" style:font-name-asian="LROPES+Kudryashev-Bold" style:font-size-asian="10pt" style:language-asian="zxx" style:country-asian="none" style:font-weight-asian="bold" style:font-name-complex="LROPES+Kudryashev-Bold" style:font-size-complex="10pt" style:language-complex="ar" style:country-complex="SA" style:font-weight-complex="bold"/>
    </style:style>
    <style:style style:name="P41" style:family="paragraph" style:parent-style-name="Standard">
      <style:text-properties fo:color="#000000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44" style:family="paragraph" style:parent-style-name="Standard">
      <style:paragraph-properties style:text-autospace="non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45" style:family="paragraph" style:parent-style-name="Standard">
      <style:paragraph-properties style:text-autospace="none"/>
      <style:text-properties style:font-name="Times New Roman" fo:font-size="10pt" fo:font-style="normal" style:font-name-asian="TimesNewRomanPS-ItalicMT" style:font-size-asian="10pt" style:font-style-asian="normal" style:font-name-complex="TimesNewRomanPS-ItalicMT" style:font-size-complex="10pt" style:font-style-complex="normal"/>
    </style:style>
    <style:style style:name="P46" style:family="paragraph" style:parent-style-name="Standard">
      <style:paragraph-properties style:text-autospace="none"/>
      <style:text-properties style:font-name="Times New Roman" fo:font-size="10pt" fo:font-style="normal" style:font-name-asian="TimesNewRomanPSMT" style:font-size-asian="10pt" style:font-style-asian="normal" style:font-name-complex="TimesNewRomanPSMT" style:font-size-complex="10pt" style:font-style-complex="normal"/>
    </style:style>
    <style:style style:name="P47" style:family="paragraph" style:parent-style-name="Standard">
      <style:paragraph-properties style:text-autospace="none"/>
      <style:text-properties style:font-name="Times New Roman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48" style:family="paragraph" style:parent-style-name="Standard">
      <style:paragraph-properties style:text-autospace="none"/>
      <style:text-properties style:font-name="Times New Roman" fo:font-size="10pt" fo:language="en" fo:country="US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49" style:family="paragraph" style:parent-style-name="Standard">
      <style:text-properties style:font-name="Times New Roman" fo:font-size="10.5pt" style:font-name-asian="Helvetica" style:font-size-asian="10.5pt" style:font-name-complex="Helvetica" style:font-size-complex="10.5pt"/>
    </style:style>
    <style:style style:name="P50" style:family="paragraph" style:parent-style-name="Standard">
      <style:text-properties fo:font-size="13pt" style:font-name-asian="Times New Roman" style:font-size-asian="13pt" style:font-name-complex="Times New Roman" style:font-size-complex="13pt"/>
    </style:style>
    <style:style style:name="P51" style:family="paragraph" style:parent-style-name="Standard">
      <style:paragraph-properties style:text-autospace="none"/>
      <style:text-properties fo:color="#800000" style:font-name="Times New Roman" fo:font-size="10pt" fo:font-style="normal" style:font-name-asian="TimesNewRomanPS-ItalicMT" style:font-size-asian="10pt" style:font-style-asian="normal" style:font-name-complex="TimesNewRomanPS-ItalicMT" style:font-size-complex="10pt" style:font-style-complex="normal"/>
    </style:style>
    <style:style style:name="P52" style:family="paragraph" style:parent-style-name="Standard">
      <style:paragraph-properties style:text-autospace="none"/>
      <style:text-properties fo:color="#800000" style:font-name="Times New Roman" fo:font-size="10pt" fo:language="en" fo:country="US" fo:font-style="normal" style:font-name-asian="TimesNewRomanPS-ItalicMT" style:font-size-asian="10pt" style:font-style-asian="normal" style:font-name-complex="TimesNewRomanPS-ItalicMT" style:font-size-complex="10pt" style:font-style-complex="normal"/>
    </style:style>
    <style:style style:name="P53" style:family="paragraph" style:parent-style-name="Standard">
      <style:paragraph-properties style:text-autospace="none"/>
      <style:text-properties fo:color="#800000" style:font-name="Times New Roman" fo:font-size="10pt" fo:language="ru" fo:country="RU" fo:font-style="normal" style:font-name-asian="TimesNewRomanPS-ItalicMT" style:font-size-asian="10pt" style:font-style-asian="normal" style:font-name-complex="TimesNewRomanPS-ItalicMT" style:font-size-complex="10pt" style:font-style-complex="normal"/>
    </style:style>
    <style:style style:name="P54" style:family="paragraph" style:parent-style-name="Standard">
      <style:text-properties fo:color="#800000" fo:font-size="10pt" fo:language="en" fo:country="US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55" style:family="paragraph" style:parent-style-name="Standard">
      <style:text-properties fo:color="#800000" fo:font-size="10pt" fo:language="en" fo:country="US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>
      <style:text-properties fo:color="#800000" style:font-name="Helvetica" fo:font-size="8pt" style:font-name-asian="Helvetica" style:font-size-asian="8pt" style:font-name-complex="Helvetica" style:font-size-complex="8pt"/>
    </style:style>
    <style:style style:name="P57" style:family="paragraph" style:parent-style-name="Standard">
      <style:text-properties style:font-name="Helvetica" fo:font-size="8pt" style:font-name-asian="Helvetica" style:font-size-asian="8pt" style:font-name-complex="Helvetica" style:font-size-complex="8pt"/>
    </style:style>
    <style:style style:name="P58" style:family="paragraph" style:parent-style-name="Contents_20_1">
      <style:paragraph-properties>
        <style:tab-stops>
          <style:tab-stop style:position="18.135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fo:font-size="10pt" fo:language="ru" fo:country="RU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color="#ff0000" fo:font-size="10pt" fo:language="ru" fo:country="RU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color="#800000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800000" fo:font-size="10pt" fo:language="en" fo:country="US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000000" style:font-name="Arial2" fo:font-size="7.5pt" fo:language="ru" fo:country="RU" fo:font-weight="bold" fo:background-color="transparent" style:font-name-asian="Arial2" style:font-size-asian="7.5pt" style:language-asian="zxx" style:country-asian="none" style:font-weight-asian="bold" style:font-name-complex="Arial2" style:font-size-complex="7.5pt" style:language-complex="ar" style:country-complex="SA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000000" fo:font-size="10pt" fo:language="en" fo:country="US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SP.9.290923">
      <style:paragraph-properties fo:margin-left="0cm" fo:margin-right="0cm" fo:margin-top="0.564cm" fo:margin-bottom="0.141cm" fo:text-align="center" style:justify-single-word="false" fo:text-indent="0cm" style:auto-text-indent="false"/>
    </style:style>
    <style:style style:name="P67" style:family="paragraph" style:parent-style-name="Default">
      <style:paragraph-properties fo:margin-left="1.27cm" fo:margin-right="0cm" fo:margin-top="0cm" fo:margin-bottom="0.071cm" fo:text-align="start" style:justify-single-word="false" fo:text-indent="0cm" style:auto-text-indent="false"/>
    </style:style>
    <style:style style:name="P6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use-window-font-color="true" fo:font-size="10pt" fo:language="ru" fo:country="RU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9" style:family="paragraph" style:parent-style-name="Standard" style:list-style-name="L1"/>
    <style:style style:name="P70" style:family="paragraph" style:parent-style-name="Standard" style:list-style-name="L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2">
      <style:text-properties style:use-window-font-color="true" fo:font-size="12pt" fo:language="ru" fo:country="RU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2" style:family="paragraph" style:parent-style-name="Standard">
      <style:text-properties style:use-window-font-color="true" fo:font-size="10pt" fo:language="en" fo:country="US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3" style:family="paragraph" style:parent-style-name="Standard">
      <style:text-properties style:use-window-font-color="true" fo:font-size="10pt" fo:language="ru" fo:country="RU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4" style:family="paragraph" style:parent-style-name="Standard">
      <style:text-properties style:use-window-font-color="true" fo:font-size="10pt" fo:language="ru" fo:country="RU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5" style:family="paragraph" style:parent-style-name="Standard">
      <style:text-properties style:use-window-font-color="true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6" style:family="paragraph" style:parent-style-name="Standard">
      <style:text-properties style:use-window-font-color="true" fo:font-size="13pt" fo:language="ru" fo:country="RU" fo:background-color="transparent" style:font-name-asian="Times New Roman" style:font-size-asian="13pt" style:language-asian="zxx" style:country-asian="none" style:font-name-complex="Times New Roman" style:font-size-complex="13pt" style:language-complex="ar" style:country-complex="SA"/>
    </style:style>
    <style:style style:name="P77" style:family="paragraph" style:parent-style-name="Standard" style:list-style-name="L3">
      <style:text-properties fo:color="#800000" fo:font-size="10pt" fo:language="en" fo:country="US" fo:font-weight="bold" fo:background-color="transparent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Standard" style:list-style-name="L4">
      <style:text-properties fo:color="#800000" style:font-name="Times New Roman" fo:font-size="10pt" fo:language="en" fo:country="US" fo:font-weight="normal" fo:background-color="transparent" style:font-name-asian="Arial2" style:font-size-asian="10pt" style:language-asian="zxx" style:country-asian="none" style:font-weight-asian="normal" style:font-name-complex="Arial2" style:font-size-complex="10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use-window-font-color="true" fo:font-size="10pt" fo:language="ru" fo:country="RU" fo:font-style="italic" fo:background-color="#ffff0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use-window-font-color="true" fo:font-size="10pt" fo:language="en" fo:country="US" fo:font-style="italic" fo:background-color="#ffff00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italic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000000" fo:font-size="10pt" fo:language="ru" fo:country="RU" fo:font-style="italic" fo:font-weight="normal" fo:background-color="transparent" style:font-name-asian="Times New Roman" style:font-size-asian="10pt" style:language-asian="zxx" style:country-asian="none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82" style:family="paragraph" style:parent-style-name="Heading_20_3" style:master-page-name="Standard">
      <style:paragraph-properties fo:text-align="center" style:justify-single-word="false" style:page-number="auto"/>
      <style:text-properties style:use-window-font-color="true" fo:font-size="10pt" fo:language="ru" fo:country="RU" fo:background-color="#ffff66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style:use-window-font-color="true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0pt" fo:language="ru" fo:country="RU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fo:font-size="10pt" fo:language="en" fo:country="US" fo:background-color="transparen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language="en" fo:country="US" fo:background-color="#ffffff" style:language-asian="zxx" style:country-asian="none" style:language-complex="ar" style:country-complex="SA"/>
    </style:style>
    <style:style style:name="T5" style:family="text">
      <style:text-properties style:use-window-font-color="true" fo:language="en" fo:country="US" fo:background-color="#ffff66" style:language-asian="zxx" style:country-asian="none" style:language-complex="ar" style:country-complex="SA"/>
    </style:style>
    <style:style style:name="T6" style:family="text">
      <style:text-properties style:use-window-font-color="true" fo:language="en" fo:country="US" fo:background-color="transparent" style:language-asian="zxx" style:country-asian="none" style:language-complex="ar" style:country-complex="SA"/>
    </style:style>
    <style:style style:name="T7" style:family="text">
      <style:text-properties style:use-window-font-color="true" fo:language="en" fo:country="US" fo:background-color="transparent" style:font-name-asian="Helvetica" style:language-asian="zxx" style:country-asian="none" style:font-name-complex="Helvetica" style:language-complex="ar" style:country-complex="SA"/>
    </style:style>
    <style:style style:name="T8" style:family="text">
      <style:text-properties style:use-window-font-color="true" fo:language="ru" fo:country="RU" fo:background-color="#ffffff" style:language-asian="zxx" style:country-asian="none" style:language-complex="ar" style:country-complex="SA"/>
    </style:style>
    <style:style style:name="T9" style:family="text">
      <style:text-properties style:use-window-font-color="true" fo:language="ru" fo:country="RU" fo:background-color="transparent" style:language-asian="zxx" style:country-asian="none" style:language-complex="ar" style:country-complex="SA"/>
    </style:style>
    <style:style style:name="T10" style:family="text">
      <style:text-properties style:use-window-font-color="true" style:font-name="Times New Roman" fo:language="en" fo:country="US" fo:font-weight="normal" fo:background-color="#ffffff" style:font-name-asian="Arial2" style:language-asian="zxx" style:country-asian="none" style:font-weight-asian="normal" style:font-name-complex="Arial2" style:language-complex="ar" style:country-complex="SA" style:font-weight-complex="normal"/>
    </style:style>
    <style:style style:name="T11" style:family="text">
      <style:text-properties style:use-window-font-color="true" style:font-name="Helvetica" fo:font-size="8pt" fo:language="ru" fo:country="RU" fo:background-color="transparent" style:font-name-asian="Helvetica" style:font-size-asian="8pt" style:language-asian="zxx" style:country-asian="none" style:font-name-complex="Helvetica" style:font-size-complex="8pt" style:language-complex="ar" style:country-complex="SA"/>
    </style:style>
    <style:style style:name="T12" style:family="text">
      <style:text-properties style:use-window-font-color="true" style:font-name="Helvetica" fo:font-size="8pt" fo:language="en" fo:country="US" fo:background-color="transparent" style:font-name-asian="Helvetica" style:font-size-asian="8pt" style:language-asian="zxx" style:country-asian="none" style:font-name-complex="Helvetica" style:font-size-complex="8pt" style:language-complex="ar" style:country-complex="SA"/>
    </style:style>
    <style:style style:name="T13" style:family="text">
      <style:text-properties style:use-window-font-color="true" style:font-name="Helvetica" fo:font-size="8pt" fo:background-color="transparent" style:font-name-asian="Helvetica" style:font-size-asian="8pt" style:language-asian="zxx" style:country-asian="none" style:font-name-complex="Helvetica" style:font-size-complex="8pt" style:language-complex="ar" style:country-complex="SA"/>
    </style:style>
    <style:style style:name="T14" style:family="text">
      <style:text-properties fo:background-color="transparen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fo:background-color="#ffff00" style:font-weight-asian="bold" style:font-weight-complex="bold"/>
    </style:style>
    <style:style style:name="T18" style:family="text">
      <style:text-properties fo:language="en" fo:country="US" fo:font-weight="normal" style:font-name-asian="TimesNewRomanPSMT" style:font-weight-asian="normal" style:font-name-complex="TimesNewRomanPSMT" style:font-weight-complex="normal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font-name-asian="TimesNewRomanPS-ItalicMT" style:font-style-asian="italic" style:font-name-complex="TimesNewRomanPS-ItalicMT" style:font-style-complex="italic"/>
    </style:style>
    <style:style style:name="T21" style:family="text">
      <style:text-properties fo:language="en" fo:country="US" style:font-name-asian="Helvetica" style:font-name-complex="Helvetica"/>
    </style:style>
    <style:style style:name="T22" style:family="text">
      <style:text-properties fo:language="en" fo:country="US" fo:background-color="transparent" style:language-asian="zxx" style:country-asian="none" style:language-complex="ar" style:country-complex="SA"/>
    </style:style>
    <style:style style:name="T23" style:family="text">
      <style:text-properties fo:language="en" fo:country="US" fo:background-color="#ffffff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background-color="transparent"/>
    </style:style>
    <style:style style:name="T27" style:family="text">
      <style:text-properties fo:language="ru" fo:country="RU" fo:background-color="#ffffff"/>
    </style:style>
    <style:style style:name="T28" style:family="text">
      <style:text-properties fo:language="ru" fo:country="RU" fo:background-color="#ffff66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background-color="#ffff00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font-name-asian="TimesNewRomanPS-ItalicMT" style:font-style-asian="italic" style:font-name-complex="TimesNewRomanPS-ItalicMT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fo:background-color="#ffff00" style:font-weight-asian="bold" style:font-weight-complex="bold"/>
    </style:style>
    <style:style style:name="T35" style:family="text">
      <style:text-properties fo:background-color="#ffffff"/>
    </style:style>
    <style:style style:name="T36" style:family="text">
      <style:text-properties style:font-name="Times New Roman1" style:font-name-asian="Times New Roman1" style:font-name-complex="Times New Roman1"/>
    </style:style>
    <style:style style:name="T37" style:family="text">
      <style:text-properties style:font-name="Times New Roman1" fo:language="ru" fo:country="RU" fo:background-color="transparent" style:font-name-asian="Times New Roman1" style:font-name-complex="Times New Roman1"/>
    </style:style>
    <style:style style:name="T38" style:family="text">
      <style:text-properties fo:background-color="#ffff66"/>
    </style:style>
    <style:style style:name="T39" style:family="text">
      <style:text-properties style:font-name="Times New Roman2" fo:language="ru" fo:country="RU" fo:font-weight="normal" style:font-name-asian="Helvetica-Bold" style:font-weight-asian="normal" style:font-name-complex="Helvetica-Bold" style:font-weight-complex="normal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style:font-name="Times-Bold" fo:font-size="9pt" fo:font-weight="bold" style:font-name-asian="Times-Bold" style:font-size-asian="9pt" style:font-weight-asian="bold" style:font-name-complex="Times-Bold" style:font-size-complex="9pt" style:font-weight-complex="bold"/>
    </style:style>
    <style:style style:name="T42" style:family="text">
      <style:text-properties style:font-name="Times-Roman" fo:font-size="9pt" style:font-size-asian="9pt" style:font-size-complex="9pt"/>
    </style:style>
    <style:style style:name="T43" style:family="text">
      <style:text-properties style:font-name="Times New Roman" fo:language="en" fo:country="US" style:font-name-asian="TimesNewRomanPSMT" style:font-name-complex="TimesNewRomanPSMT"/>
    </style:style>
    <style:style style:name="T44" style:family="text">
      <style:text-properties style:font-name="Times New Roman" style:font-name-asian="TimesNewRomanPSMT" style:font-name-complex="TimesNewRomanPSMT"/>
    </style:style>
    <style:style style:name="T45" style:family="text">
      <style:text-properties style:font-name="Times New Roman" fo:language="ru" fo:country="RU" style:font-name-asian="TimesNewRomanPSMT" style:font-name-complex="TimesNewRomanPSMT"/>
    </style:style>
    <style:style style:name="T46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47" style:family="text">
      <style:text-properties fo:color="#ff0000"/>
    </style:style>
    <style:style style:name="T48" style:family="text">
      <style:text-properties fo:color="#ff0000" fo:language="en" fo:country="US"/>
    </style:style>
    <style:style style:name="T49" style:family="text">
      <style:text-properties fo:color="#ff0000" fo:language="ru" fo:country="RU"/>
    </style:style>
    <style:style style:name="T50" style:family="text">
      <style:text-properties fo:color="#800000"/>
    </style:style>
    <style:style style:name="T51" style:family="text">
      <style:text-properties fo:color="#800000" fo:font-weight="normal" style:font-weight-asian="normal" style:font-weight-complex="normal"/>
    </style:style>
    <style:style style:name="T52" style:family="text">
      <style:text-properties fo:color="#800000" fo:language="en" fo:country="US" fo:font-weight="bold" style:font-weight-asian="bold" style:font-weight-complex="bold"/>
    </style:style>
    <style:style style:name="T53" style:family="text">
      <style:text-properties fo:color="#800000" fo:font-weight="bold" style:font-weight-asian="bold" style:font-weight-complex="bold"/>
    </style:style>
    <style:style style:name="T54" style:family="text">
      <style:text-properties fo:color="#800000" style:font-name="Times New Roman" fo:language="en" fo:country="US" fo:font-weight="normal" fo:background-color="transparent" style:font-name-asian="Arial2" style:language-asian="zxx" style:country-asian="none" style:font-weight-asian="normal" style:font-name-complex="Arial2" style:language-complex="ar" style:country-complex="SA" style:font-weight-complex="normal"/>
    </style:style>
    <style:style style:name="T55" style:family="text">
      <style:text-properties fo:color="#23ff23" fo:font-style="italic" style:font-style-asian="italic" style:font-style-complex="italic"/>
    </style:style>
    <style:style style:name="T56" style:family="text">
      <style:text-properties fo:color="#23ff23" fo:language="en" fo:country="US" fo:font-style="italic" style:font-style-asian="italic" style:font-style-complex="italic"/>
    </style:style>
    <style:style style:name="T57" style:family="text">
      <style:text-properties fo:font-style="italic" style:font-name-asian="TimesNewRomanPS-ItalicMT" style:font-style-asian="italic" style:font-name-complex="TimesNewRomanPS-ItalicMT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000000" style:font-name="Times New Roman" fo:language="en" fo:country="US" fo:font-weight="normal" fo:background-color="transparent" style:font-name-asian="Arial2" style:language-asian="zxx" style:country-asian="none" style:font-weight-asian="normal" style:font-name-complex="Arial2" style:language-complex="ar" style:country-complex="SA" style:font-weight-complex="normal"/>
    </style:style>
    <style:style style:name="T60" style:family="text">
      <style:text-properties fo:color="#000000" style:font-name="Arial2" fo:language="en" fo:country="US" fo:font-weight="normal" style:font-name-asian="Arial2" style:font-weight-asian="normal" style:font-name-complex="Arial2" style:font-weight-complex="normal"/>
    </style:style>
    <style:style style:name="T61" style:family="text">
      <style:text-properties fo:color="#00b8ff" fo:language="en" fo:country="US" fo:background-color="transparent" style:language-asian="zxx" style:country-asian="none" style:language-complex="ar" style:country-complex="SA"/>
    </style:style>
    <style:style style:name="T62" style:family="text">
      <style:text-properties fo:color="#00b8ff" fo:language="ru" fo:country="RU" fo:background-color="transparent" style:language-asian="zxx" style:country-asian="none" style:language-complex="ar" style:country-complex="SA"/>
    </style:style>
    <style:style style:name="T63" style:family="text">
      <style:text-properties style:font-name="Helvetica" fo:font-size="8pt" style:font-name-asian="Helvetica" style:font-size-asian="8pt" style:font-name-complex="Helvetica" style:font-size-complex="8pt"/>
    </style:style>
    <style:style style:name="T64" style:family="text">
      <style:text-properties style:font-name="Helvetica" fo:font-size="9pt" style:font-name-asian="Helvetica" style:font-size-asian="9pt" style:font-name-complex="Helvetica" style:font-size-complex="9pt"/>
    </style:style>
    <style:style style:name="T65" style:family="text">
      <style:text-properties style:font-name="Helvetica" fo:font-size="9pt" fo:language="en" fo:country="US" style:font-name-asian="Helvetica" style:font-size-asian="9pt" style:font-name-complex="Helvetica" style:font-size-complex="9pt"/>
    </style:style>
    <style:style style:name="T66" style:family="text">
      <style:text-properties fo:color="#1303c7" style:font-name="Arial2" fo:font-size="8pt" fo:language="en" fo:country="US" fo:background-color="transparent" style:font-name-asian="Arial2" style:font-size-asian="8pt" style:language-asian="zxx" style:country-asian="none" style:font-name-complex="Arial2" style:font-size-complex="8pt" style:language-complex="ar" style:country-complex="SA"/>
    </style:style>
    <style:style style:name="T67" style:family="text">
      <style:text-properties style:font-name-asian="Helvetica" style:font-name-complex="Helveti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1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/>
        <style:text-properties fo:font-family="StarSymbol" style:font-charset="x-symbol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min-label-width="0.635cm"/>
      </text:list-level-style-number>
      <text:list-level-style-number text:level="2" text:style-name="Numbering_20_Symbols" style:num-suffix="." style:num-format="1" text:start-value="4" text:display-levels="2">
        <style:list-level-properties text:space-before="0.353cm" text:min-label-width="0.635cm"/>
      </text:list-level-style-number>
      <text:list-level-style-number text:level="3" style:num-suffix="." style:num-format="1" text:display-levels="3">
        <style:list-level-properties text:space-before="0.706cm" text:min-label-width="0.635cm"/>
      </text:list-level-style-number>
      <text:list-level-style-number text:level="4" style:num-suffix="." style:num-format="1" text:display-levels="4">
        <style:list-level-properties text:space-before="1.058cm" text:min-label-width="0.635cm"/>
      </text:list-level-style-number>
      <text:list-level-style-number text:level="5" style:num-suffix="." style:num-format="1" text:display-levels="5">
        <style:list-level-properties text:space-before="1.411cm" text:min-label-width="0.635cm"/>
      </text:list-level-style-number>
      <text:list-level-style-number text:level="6" style:num-suffix="." style:num-format="1" text:display-levels="6">
        <style:list-level-properties text:space-before="1.764cm" text:min-label-width="0.635cm"/>
      </text:list-level-style-number>
      <text:list-level-style-number text:level="7" style:num-suffix="." style:num-format="1" text:display-levels="7">
        <style:list-level-properties text:space-before="2.117cm" text:min-label-width="0.635cm"/>
      </text:list-level-style-number>
      <text:list-level-style-number text:level="8" style:num-suffix="." style:num-format="1" text:display-levels="8">
        <style:list-level-properties text:space-before="2.469cm" text:min-label-width="0.635cm"/>
      </text:list-level-style-number>
      <text:list-level-style-number text:level="9" style:num-suffix="." style:num-format="1" text:display-levels="9">
        <style:list-level-properties text:space-before="2.822cm" text:min-label-width="0.635cm"/>
      </text:list-level-style-number>
      <text:list-level-style-number text:level="10" style:num-suffix="." style:num-format="1" text:display-levels="10">
        <style:list-level-properties text:space-before="3.17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../../../../../../Search/Pages/results.aspx/Results.aspx%3Fk=S29GL128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3"/>
      <text:p text:style-name="P4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8">Общая информация<text:tab/>2</text:p>
          <text:p text:style-name="P58">Регистры общего назначения<text:tab/>3</text:p>
          <text:p text:style-name="P58">Регистры контроля и управления трансиверами<text:tab/>5</text:p>
          <text:p text:style-name="P58">Приемо-передающие буферы трансиверов<text:tab/>14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9563987" text:style-name="L2">
        <text:list-item>
          <text:p text:style-name="P71"><text:soft-page-break/><text:alphabetical-index-mark-start text:id="IMark220651180" text:main-entry="true"/><text:toc-mark-start text:id="IMark220648972" text:outline-level="1"/>Общая информация<text:toc-mark-end text:id="IMark220648972"/><text:alphabetical-index-mark-end text:id="IMark220651180"/></text:p>
        </text:list-item>
      </text:list>
      <text:p text:style-name="P19"/>
      <text:p text:style-name="P5">Создание проекта.нужного; <text:s/></text:p>
      <text:p text:style-name="P14">FILE → NEW <text:s/>→ Makefile Project with existing Code</text:p>
      <text:p text:style-name="P5"/>
      <text:p text:style-name="P3"/>
      <text:p text:style-name="P3"><text:s text:c="9"/><text:span text:style-name="T33">Настройка среды разработки(пока так, потом улучшу напишу свои </text:span><text:span text:style-name="T16">MakeFile </text:span><text:span text:style-name="T33">на каждый модуль)+конечно в идеале пока не получилось отладка модуля + ядро </text:span><text:span text:style-name="T16">Linux </text:span><text:span text:style-name="T33">из под </text:span><text:span text:style-name="T16">CodeWarrior.</text:span></text:p>
      <text:p text:style-name="P3"><text:s text:c="8"/>export PATH=$PATH:/opt/freescale/usr/local/gcc-4.3.74-eglibc-2.8.74-dp-2/powerpc-none-linux-gnuspe/bin</text:p>
      <text:p text:style-name="P3"><text:s text:c="8"/>export ARCH= <text:span text:style-name="T23">powerpc</text:span></text:p>
      <text:p text:style-name="P3"><text:s text:c="8"/>export CROSS_COMPILE=powerpc-none-linux-gnuspe-</text:p>
      <text:p text:style-name="P3"><text:s text:c="9"/></text:p>
      <text:p text:style-name="P8">Сборка и исполнение нашего модуля ядра (тестовый пример):</text:p>
      <text:p text:style-name="P3"><text:s text:c="7"/>заходим в <text:s/>директорию где располагаеться наш проект(модуль ядра):</text:p>
      <text:p text:style-name="P3"><text:s text:c="7"/><text:span text:style-name="T15">cd /root/workspace/Module</text:span> <text:s text:c="4"/></text:p>
      <text:p text:style-name="P12"><text:s text:c="7"/><text:span text:style-name="T25">выполняем</text:span> </text:p>
      <text:p text:style-name="P12"><text:s text:c="7"/>make -C /usr/src/linux SUBDIRS=$PWD modules</text:p>
      <text:p text:style-name="P12"><text:s text:c="7"/></text:p>
      <text:p text:style-name="P12"><text:s/><text:span text:style-name="T25">Отдельно пересборка <text:s/>всего ядра.</text:span></text:p>
      <text:p text:style-name="P12"><text:span text:style-name="T25"><text:s/>Просто </text:span>make <text:span text:style-name="T25">предварительно выставляем переменные окружения для ядра.</text:span></text:p>
      <text:p text:style-name="P9"/>
      <text:p text:style-name="P12"><text:span text:style-name="T27">полная версия команды.</text:span><text:span text:style-name="T35"> </text:span></text:p>
      <text:p text:style-name="P13">make -C /usr/src/linux SUBDIRS=/home/kosta/ltib-p1020rdb_p2020rdb-20101029/rpm/BUILD/linux-cloud- <text:s/>master/drivers/test modules </text:p>
      <text:p text:style-name="P13"><text:s text:c="2"/></text:p>
      <text:p text:style-name="P13"><text:s/><text:span text:style-name="T25">переменная </text:span>PWD</text:p>
      <text:p text:style-name="P13"><text:s/>PWD=/home/kosta/ltib-p1020rdb_p2020rdb-20101029/rpm/BUILD/linux-cloud-master/drivers/test</text:p>
      <text:p text:style-name="P12"/>
      <text:p text:style-name="P12"><text:s text:c="7"/><text:span text:style-name="T25">копируем <text:s/>(пока так потом будет скрипт который должен делать всё автоматом) наш модуль </text:span></text:p>
      <text:p text:style-name="P12"><text:span text:style-name="T25"><text:s text:c="7"/></text:span>mod.ko <text:s/><text:span text:style-name="T25">в директорию:</text:span></text:p>
      <text:p text:style-name="P12"><text:span text:style-name="T25"><text:s text:c="7"/></text:span>tftpboot/ltib/lib/modules/2.6.32.13/kernel/drivers/input/mod.ko<text:span text:style-name="T25"> </text:span></text:p>
      <text:p text:style-name="P12"><text:s text:c="10"/></text:p>
      <text:p text:style-name="P12"><text:s text:c="7"/><text:span text:style-name="T25">загружаем модуль : <text:s text:c="11"/></text:span><text:s text:c="4"/>insmod -v mod.ko <text:s text:c="6"/></text:p>
      <text:p text:style-name="P12"><text:s text:c="7"/><text:span text:style-name="T25">проверяем что загружен : <text:s text:c="3"/></text:span><text:s/>lsmod</text:p>
      <text:p text:style-name="P12"><text:s text:c="7"/><text:span text:style-name="T25">выгружаем модуль <text:s text:c="9"/>: <text:s text:c="4"/></text:span>rmmod <text:s/>mod.ko</text:p>
      <text:p text:style-name="P12"/>
      <text:p text:style-name="P12"/>
      <text:p text:style-name="P24">Настройка <text:span text:style-name="T15">CodeWarrior for Eclipse 10.1.2</text:span></text:p>
      <text:p text:style-name="P36"><text:span text:style-name="T5"><text:s text:c="6"/>//</text:span><text:span text:style-name="T39">display line numbers in Editor?</text:span> отображение номеров Линий в редакторе.</text:p>
      <text:p text:style-name="P39"><text:span text:style-name="T40"><text:s text:c="6"/>1. From the IDE menu bar, select </text:span><text:span text:style-name="T41">Window &gt; Preferences</text:span><text:span text:style-name="T40">.</text:span></text:p>
      <text:p text:style-name="P39"><text:span text:style-name="T40"><text:s text:c="10"/>The </text:span><text:span text:style-name="T41">Preferences </text:span><text:span text:style-name="T40">dialog box appears.</text:span></text:p>
      <text:p text:style-name="P39"><text:span text:style-name="T40"><text:s text:c="6"/>2. Type </text:span><text:span text:style-name="T41">number </text:span><text:span text:style-name="T40">as the filter text to narrow down the list of preferences.</text:span></text:p>
      <text:p text:style-name="P39"><text:span text:style-name="T40"><text:s text:c="6"/>3. Select </text:span><text:span text:style-name="T41">Text Editors</text:span><text:span text:style-name="T40">. The </text:span><text:span text:style-name="T41">Text Editors </text:span><text:span text:style-name="T40">preference page appears in the right panel of</text:span></text:p>
      <text:p text:style-name="P39"><text:span text:style-name="T40"><text:s text:c="10"/>the </text:span><text:span text:style-name="T41">Preferences </text:span><text:span text:style-name="T40">dialog box.</text:span></text:p>
      <text:p text:style-name="P39"><text:span text:style-name="T40"><text:s text:c="6"/>4.Check the </text:span><text:span text:style-name="T41">Show line numbers </text:span><text:span text:style-name="T40">checkbox.</text:span></text:p>
      <text:p text:style-name="P37"><text:span text:style-name="T42"><text:s text:c="6"/>5. Click </text:span><text:span text:style-name="T41">OK</text:span><text:span text:style-name="T42">.</text:span> <text:s text:c="5"/></text:p>
      <text:p text:style-name="P12"/>
      <text:p text:style-name="P12"><text:s text:c="7"/>//<text:span text:style-name="T25">Добавляем </text:span>Include <text:span text:style-name="T25">в наш проект</text:span> (<text:span text:style-name="T25">для того чтобы в проекте открывались файлы </text:span>/include/ ядра/) <text:span text:style-name="T25">для удобства отображения и редактирования.</text:span></text:p>
      <text:p text:style-name="P12"><text:s text:c="9"/>C/C++ General → Path and Symbols : <text:s/>(<text:span text:style-name="T25">после добавления каждой строчки нужно нажимать </text:span>APPLY)</text:p>
      <text:p text:style-name="P12"><text:s text:c="9"/><text:span text:style-name="T25">Выбираем </text:span>Freescale GCC C++</text:p>
      <text:p text:style-name="P13"><text:s text:c="9"/>/usr/src/linux/include</text:p>
      <text:p text:style-name="P13"><text:s text:c="9"/>/usr/src/linux/arch/powerpc <text:s text:c="7"/></text:p>
      <text:p text:style-name="P13"><text:s text:c="9"/>/usr/src/linux/arch/powerpc/includ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 text:c="6"/>//<text:span text:style-name="T25">Установка переменных окружения</text:span></text:p>
      <text:p text:style-name="P13"><text:s text:c="6"/><text:span text:style-name="T38"><text:s/>C/C++ Build -&gt;Environment:</text:span></text:p>
      <text:p text:style-name="P13"><text:s text:c="7"/>Variable <text:s text:c="11"/>| <text:s text:c="15"/>Value </text:p>
      <text:p text:style-name="P13"><text:s text:c="6"/>----------------------------------------------</text:p>
      <text:p text:style-name="P13"><text:s text:c="6"/>ARCH <text:s text:c="29"/>powerpc </text:p>
      <text:p text:style-name="P13"><text:s text:c="6"/>CROSS_COMPILE <text:s text:c="8"/>powerpc-none-linux-gnuspe-</text:p>
      <text:p text:style-name="P13"><text:s text:c="6"/>PATH <text:s text:c="24"/>usr/local/Freescale/CodeWarrior_PA_10.1.2/eclipse/../PA/CodeWarrior/CodeWarrior_Plugins:/usr/local/Freescale/CodeWarrior_PA_10.1.2/eclipse/../PA/CodeWarrior/CodeWarrior_Plugins:/opt/kde3/bin:/home/kosta/bin:/usr/local/bin:/usr/bin:/sbin:/usr/sbin:/bin:/usr/bin/X11:/usr/X11R6/bin:/usr/games:/usr/lib/jvm/jre/bin:/usr/lib/mit/bin:/usr/lib/mit/sbin:/opt/freescale/usr/local/gcc-4.3.74-eglibc-2.8.74-dp-2/powerpc-none-linux-gnuspe/bin</text:p>
      <text:p text:style-name="P13"/>
      <text:p text:style-name="P13"><text:span text:style-name="T38">//</text:span><text:span text:style-name="T28">Установка командной строки сборки для </text:span><text:span text:style-name="T38">make</text:span><text:span text:style-name="T28"> </text:span></text:p>
      <text:p text:style-name="P13"><text:s text:c="2"/><text:span text:style-name="T38"><text:s/></text:span><text:span text:style-name="T28">встаём на иконку</text:span><text:span text:style-name="T38"> <text:s/>C/C++ Build</text:span></text:p>
      <text:p text:style-name="P13"><text:s text:c="3"/><text:span text:style-name="T29">вкладка </text:span><text:span text:style-name="T33">Builder Settings</text:span><text:span text:style-name="T29">:</text:span> </text:p>
      <text:p text:style-name="P13"><text:s text:c="2"/>make -C /usr/src/linux SUBDIRS=/home/kosta/ltib-p1020rdb_p2020rdb-20101029/rpm/BUILD/linux-cloud- <text:s text:c="2"/>master/drivers/test modules</text:p>
      <text:p text:style-name="P13"><text:s text:c="2"/><text:span text:style-name="T29">вкладка </text:span><text:span text:style-name="T33">Behavoir:</text:span></text:p>
      <text:p text:style-name="P12"><text:s text:c="3"/>[x] <text:s text:c="2"/>Build on resource save (Auto build)</text:p>
      <text:p text:style-name="P12"><text:s text:c="3"/>[V] <text:s/>Build (Incremental build) <text:s text:c="12"/>-</text:p>
      <text:p text:style-name="P12"><text:s text:c="3"/>[V] <text:s/>Clean <text:s text:c="43"/>clean</text:p>
      <text:p text:style-name="P12"/>
      <text:p text:style-name="P12"/>
      <text:p text:style-name="P12"/>
      <text:p text:style-name="P3">Директории <text:span text:style-name="T15">(4 </text:span>проекта<text:span text:style-name="T15">)</text:span></text:p>
      <text:p text:style-name="P12">DRV</text:p>
      <text:p text:style-name="P12">Ethernet</text:p>
      <text:p text:style-name="P12">LocalBus</text:p>
      <text:p text:style-name="P12">ManagmentTDM</text:p>
      <text:p text:style-name="P12"/>
      <text:p text:style-name="P12"/>
      <text:p text:style-name="P12">make -C /usr/src/linux SUBDIRS=/mnt/SHARE/MPC2020-xE1/target_board/drv/mpcdrv/linux</text:p>
      <text:p text:style-name="P12"/>
      <text:p text:style-name="P12"/>
      <text:p text:style-name="P12"/>
      <text:p text:style-name="P12">make -C /usr/src/linux SUBDIRS=/root/workspace/nac modules</text:p>
      <text:p text:style-name="P12">make -C /usr/src/linux SUBDIRS=/root/workspace/MPC_tdmDriver/SRC/CORE/DATA/DRV modules</text:p>
      <text:p text:style-name="P12"/>
      <text:p text:style-name="P12"/>
      <text:p text:style-name="P12"/>
      <text:p text:style-name="P12">//<text:span text:style-name="T25">Мы делаем символическую ссылку чтобы ускорить процесс и не копировать файлы.распологаеться </text:span></text:p>
      <text:p text:style-name="P3">в директории</text:p>
      <text:p text:style-name="P13">/home/kosta/ltib-p1020rdb_p2020rdb-20101029/rootfs/lib/modules/2.6.32.13/kernel/DAT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33">////////////////////////////////////////////////////////////////////</text:span><text:span text:style-name="T29">Образец модуля </text:span><text:span text:style-name="T33">ядра//////////////////////////////////////////////</text:span></text:p>
      <text:p text:style-name="P19">Инклуды работы с <text:span text:style-name="T15">local bus</text:span></text:p>
      <text:p text:style-name="P14">/rpm/BUILD/linux-cloud-master/arch/powerpc/include/asm/<text:span text:style-name="T38">fsl_lbc.h</text:span></text:p>
      <text:p text:style-name="P12">/rpm/BUILD/linux-cloud-master/arch/powerpc/sysdev/fsl_lbc.c</text:p>
      <text:p text:style-name="P3"/>
      <text:p text:style-name="P3">Немного о ситаксисе моего модуля Ядра.</text:p>
      <text:p text:style-name="P3"/>
      <text:p text:style-name="P34">C помощью директивы EXPORT_SYMBOL() осуществляется экспорт</text:p>
      <text:p text:style-name="P43">функций ядра. Экспорт функций необходим, чтобы они были доступными для</text:p>
      <text:p text:style-name="P44">других модулей.</text:p>
      <text:p text:style-name="P35"/>
      <text:p text:style-name="P34">Функция EXPORT_SYMBOL_GPL() также осуществляет</text:p>
      <text:p text:style-name="P43">экспорт в ядро, однако функция в этом случае будет доступна только модулям,</text:p>
      <text:p text:style-name="P44">распространяющимся по лицензии GPL.</text:p>
      <text:p text:style-name="P3"/>
      <text:p text:style-name="P11">----<text:span text:style-name="T33">вызов одной функции из нескольких модулей.</text:span></text:p>
      <text:p text:style-name="P3"><text:s text:c="2"/>После сборки модуля с <text:s/>включением директивы <text:span text:style-name="T44">EXPORT_SYMBOL() в директории появиться файл </text:span></text:p>
      <text:p text:style-name="P12"><text:span text:style-name="T44">Module.symvers </text:span><text:span text:style-name="T45">(с описанием области памяти где будет распологаться наша обще используемая а двух модулях функция)</text:span></text:p>
      <text:p text:style-name="P34">этот файл надо будет скопировать в директорию где будет находиться модуль откуда </text:p>
      <text:p text:style-name="P12"><text:span text:style-name="T45">мы будем вызывать нашу функцию и собрать этот модуль повторно с </text:span><text:span text:style-name="T44">Module.symvers</text:span></text:p>
      <text:p text:style-name="P3">и тогда мы можем вызвать одну функцию из двух модулей!!!!!</text:p>
      <text:p text:style-name="P3"/>
      <text:p text:style-name="P16">----<text:span text:style-name="T25">компиляция одного модуля .</text:span>o<text:span text:style-name="T25"> из нескольких разнесённых *.</text:span>c <text:span text:style-name="T25">файлов</text:span></text:p>
      <text:p text:style-name="P9">модифицирование <text:span text:style-name="T15">Makefile:</text:span></text:p>
      <text:p text:style-name="P13">obj-m += <text:span text:style-name="T33">ioatdma</text:span>.o <text:s text:c="4"/>//<text:span text:style-name="T25">имя собранного модуля ядра (может быть произвольным)</text:span></text:p>
      <text:p text:style-name="P13"><text:span text:style-name="T33">ioatdma</text:span>-objs := pci.o <text:s text:c="19"/>dma.o <text:s text:c="12"/>dma_v2.o <text:s text:c="6"/>dma_v3.o <text:s text:c="3"/>dca.o</text:p>
      <text:p text:style-name="P13"><text:s text:c="20"/>/*<text:span text:style-name="T25">главный</text:span> <text:span text:style-name="T25">файл</text:span>*/ <text:s/><text:span text:style-name="T25">файлы с</text:span> <text:s text:c="9"/><text:span text:style-name="T25">файлы с</text:span> <text:s text:c="7"/></text:p>
      <text:p text:style-name="P9"><text:s text:c="23"/>где функции <text:s text:c="6"/>функциями <text:s text:c="4"/>функциями</text:p>
      <text:p text:style-name="P13"><text:s text:c="23"/>module_init </text:p>
      <text:p text:style-name="P13"><text:s text:c="23"/>module_exit</text:p>
      <text:p text:style-name="P13"/>
      <text:p text:style-name="P13">//<text:span text:style-name="T25">Дополнительные параметры модуля</text:span></text:p>
      <text:p text:style-name="P13">module_param(ioat_pending_level,int,0644);</text:p>
      <text:p text:style-name="P13">MODULE_PARM_DESC(ioat_pending_level,”high-water mark for pushing ioat descriptors (defult:4)”) </text:p>
      <text:p text:style-name="P13"/>
      <text:p text:style-name="P3"/>
      <text:p text:style-name="P9">static int __init of_flash_init(void)</text:p>
      <text:p text:style-name="P9">{</text:p>
      <text:p text:style-name="P9"><text:tab/>return of_register_platform_driver(&amp;of_flash_driver);</text:p>
      <text:p text:style-name="P9">}</text:p>
      <text:p text:style-name="P9"/>
      <text:p text:style-name="P9">static void __exit of_flash_exit(void)</text:p>
      <text:p text:style-name="P9">{</text:p>
      <text:p text:style-name="P9"><text:tab/>of_unregister_platform_driver(&amp;of_flash_driver);</text:p>
      <text:p text:style-name="P9">}</text:p>
      <text:p text:style-name="P9"/>
      <text:p text:style-name="P9"/>
      <text:p text:style-name="P9">module_init(of_flash_init);</text:p>
      <text:p text:style-name="P9">module_exit(of_flash_exit<text:span text:style-name="T15">);</text:span></text:p>
      <text:p text:style-name="P3"/>
      <text:p text:style-name="P9">MODULE_LICENSE("GPL");</text:p>
      <text:p text:style-name="P9">MODULE_AUTHOR("David Woodhouse &lt;dwmw2@infradead.org&gt;");</text:p>
      <text:p text:style-name="P9">MODULE_DESCRIPTION("Helper routines for flash chip probe code"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/><text:span text:style-name="T15">///</text:span> CONFIG_MTD_CFI_AMDSTD -<text:span text:style-name="T15">&gt;</text:span> видимо это <text:span text:style-name="T15">define </text:span>который определяет нашу флэш.</text:p>
      <text:p text:style-name="P3"/>
      <text:p text:style-name="P33">General-purpose chip-select machine (GPCM)</text:p>
      <text:p text:style-name="P33">NAND Flash control machine (FCM)</text:p>
      <text:p text:style-name="P33">Three user-programmable machines (UPMs)</text:p>
      <text:p text:style-name="P12"/>
      <text:p text:style-name="P12"/>
      <text:p text:style-name="P12"/>
      <text:p text:style-name="P12"/>
      <text:p text:style-name="P12"/>
      <text:p text:style-name="P36"><text:span text:style-name="T4"><text:s text:c="8"/>1.1. </text:span><text:span text:style-name="T8">Работа с <text:s/></text:span><text:span text:style-name="T10">Enhanced Local Bus Controller</text:span><text:span text:style-name="T4"> <text:s/></text:span><text:span text:style-name="T8">процессора <text:s/></text:span><text:span text:style-name="T4">P2020</text:span></text:p>
      <text:p text:style-name="P13"><text:s text:c="8"/>1.1.1.<text:span text:style-name="T25">Регистры <text:s text:c="8"/></text:span></text:p>
      <text:p text:style-name="P36"><text:span text:style-name="T8"><text:s text:c="4"/></text:span><text:span text:style-name="T4"><text:s text:c="2"/></text:span><text:span text:style-name="T4"><text:s text:c="3"/></text:span><text:span text:style-name="T36">The eLBC supports ratios of 4, 8, and 16 between the faster internal (platform) clock and slower <text:s/>external bus clock <text:s text:c="4"/>(LCLK[0:1]).</text:span><text:span text:style-name="T4"> <text:s text:c="75"/></text:span></text:p>
      <text:p text:style-name="P36"><text:span text:style-name="T8"><text:s text:c="8"/></text:span><text:span text:style-name="T37">This ratio is software programmable through the clock ratio register </text:span><text:span text:style-name="T36">(LCRR[CLKDIV]).</text:span></text:p>
      <text:p text:style-name="P5"><text:s text:c="8"/>Что нужно сделать:</text:p>
      <text:p text:style-name="P13"><text:span text:style-name="T26"><text:s text:c="26"/>Адресация регистров под </text:span><text:span text:style-name="T14">Linux</text:span><text:span text:style-name="T26">(проект)</text:span></text:p>
      <text:p text:style-name="P13"><text:span text:style-name="T14"><text:s text:c="29"/>-</text:span><text:span text:style-name="T26">чтение и запись в регистры</text:span><text:span text:style-name="T14"> (</text:span><text:span text:style-name="T26">была возможность произвести настройку </text:span><text:span text:style-name="T14">Local_Bus)</text:span></text:p>
      <text:p text:style-name="P5"><text:s text:c="31"/></text:p>
      <text:p text:style-name="P5"><text:s text:c="31"/></text:p>
      <text:p text:style-name="P13"><text:span text:style-name="T26"><text:s text:c="7"/></text:span><text:span text:style-name="T14">1.1.3.</text:span><text:span text:style-name="T26">Расположение файлов драйверов в ядре(исходных проектов откуда начёться разработка)</text:span></text:p>
      <text:p text:style-name="P13"><text:span text:style-name="T26"><text:s text:c="7"/>/home/kosta/ltib-p1020rdb_p2020rdb-20101029/rpm/BUILD/linux-cloud-master/drivers/mtd</text:span><text:span text:style-name="T14">/tests</text:span></text:p>
      <text:p text:style-name="P5"><text:s text:c="8"/>/home/kosta/ltib-p1020rdb_p2020rdb-20101029/rpm/BUILD/linux-cloud-master/drivers/mtd/nand</text:p>
      <text:p text:style-name="P5"/>
      <text:p text:style-name="P5"/>
      <text:p text:style-name="P5"><text:s text:c="3"/>/home/kosta/ltib-p1020rdb_p2020rdb-20101029/rpm/BUILD/linux-cloud-master/arch/powerpc/plat</text:p>
      <text:p text:style-name="P13"><text:span text:style-name="T26">forms/85xx</text:span><text:span text:style-name="T14">/cpufreq.c</text:span></text:p>
      <text:p text:style-name="P5"/>
      <text:p text:style-name="P13"><text:span text:style-name="T26"><text:s text:c="2"/></text:span><text:span text:style-name="T14">-</text:span><text:span text:style-name="T26">Некоторые необходимые </text:span><text:span text:style-name="T14">Include</text:span></text:p>
      <text:p text:style-name="P13"><text:span text:style-name="T14"><text:s text:c="3"/></text:span><text:span text:style-name="T26">Регистры работы с <text:s/>шиной </text:span><text:span text:style-name="T14">Local Bus.</text:span></text:p>
      <text:p text:style-name="P5"><text:s/>/home/kosta/ltib-p1020rdb_p2020rdb-20101029/rpm/BUILD/linux-cloud-master/arch/powerpc/incl</text:p>
      <text:p text:style-name="P13"><text:span text:style-name="T26">ude/asm</text:span><text:span text:style-name="T14">/fsl_lbc.h</text:span></text:p>
      <text:p text:style-name="P5"><text:s text:c="2"/>Регистры конфигурации</text:p>
      <text:p text:style-name="P5"/>
      <text:p text:style-name="P5">home/kosta/ltib-p1020rdb_p2020rdb-20101029/rpm/BUILD/linux-cloud-master/arch/powerpc/sysd</text:p>
      <text:p text:style-name="P13"><text:span text:style-name="T26">ev</text:span><text:span text:style-name="T14">/fsl_lbc.c</text:span></text:p>
      <text:p text:style-name="P5"/>
      <text:p text:style-name="P21"><text:span text:style-name="T34">Работа с </text:span><text:span text:style-name="T17">NOR and NAND Flash </text:span><text:span text:style-name="T34">под </text:span><text:span text:style-name="T17">Linux</text:span><text:span text:style-name="T15"> </text:span></text:p>
      <text:p text:style-name="P5">Устройство и принцип работы <text:span text:style-name="T15">NOR(P2020 RDB):</text:span></text:p>
      <text:p text:style-name="P14"/>
      <text:p text:style-name="P5">Память на основе ячеек <text:span text:style-name="T15">NOR </text:span>состоит из<text:span text:style-name="T15"> </text:span>параллельно<text:span text:style-name="T15"> включенных элементарных ячеек хранения информации. Такая организация ячеек обеспечивает возможность произвольного доступа к данным и побайтной записи информации.</text:span></text:p>
      <text:p text:style-name="P5"><text:span text:style-name="T15">AMD or SPANSION </text:span>-<text:span text:style-name="T15">&gt;</text:span>Алгоритм флэш <text:span text:style-name="T15">AMD == SPANSION</text:span></text:p>
      <text:p text:style-name="P14"/>
      <text:p text:style-name="P14"/>
      <text:p text:style-name="P40">Тип доступа к памяти:</text:p>
      <text:p text:style-name="P14">MTD <text:s text:c="2"/>-</text:p>
      <text:p text:style-name="P14">JFFS2 <text:s/>-</text:p>
      <text:p text:style-name="P5">/home/kosta/ltib-p1020rdb_p2020rdb-20101029/rpm/BUILD/linux-cloud-master/drivers/mtd/tests</text:p>
      <text:p text:style-name="P5">/home/kosta/ltib-p1020rdb_p2020rdb-20101029/rpm/BUILD/linux-cloud-master/include/linux/mtd<text:span text:style-name="T15">/mtd.h</text:span></text:p>
      <text:p text:style-name="P5"><text:s text:c="160"/><text:span text:style-name="T15">cfi.h</text:span></text:p>
      <text:p text:style-name="P5"><text:s text:c="160"/><text:span text:style-name="T15">nand.h</text:span></text:p>
      <text:p text:style-name="Standard"><text:span text:style-name="T2"><text:s text:c="160"/></text:span><text:span text:style-name="T3">nand_ecc.h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6"><text:soft-page-break/><text:span text:style-name="SC.9.81922"><text:span text:style-name="T24">5.5AMP/SMP Linux Boot Configurations</text:span></text:span></text:p>
      <text:p text:style-name="P29">Настройки ядра в <text:span text:style-name="T15">menuconfig</text:span></text:p>
      <text:p text:style-name="P26">Processor Support -&gt;</text:p>
      <text:p text:style-name="P26">[*] Symmetric multi-processing support</text:p>
      <text:p text:style-name="P26">(2) Maximum number of CPUs (2-8192)</text:p>
      <text:p text:style-name="P28"/>
      <text:p text:style-name="P17"/>
      <text:p text:style-name="P17"/>
      <text:p text:style-name="P17">Режим работы линукс многоядерный или одноядерный.</text:p>
      <text:p text:style-name="P67"><text:span text:style-name="SC.9.81923"><text:s text:c="2"/>cat /proc/cpuinfo</text:span></text:p>
      <text:p text:style-name="P5"><text:s text:c="16"/>cat /proc/modules</text:p>
      <text:p text:style-name="P5"><text:s text:c="16"/>cat /proc/partitions</text:p>
      <text:p text:style-name="P5"><text:s text:c="16"/>cat /proc/<text:span text:style-name="T15">mtd</text:span></text:p>
      <text:p text:style-name="P5"><text:s text:c="16"/>cat /proc/loadavg</text:p>
      <text:p text:style-name="P5"><text:s text:c="16"/><text:span text:style-name="T15">cat/proc/dma</text:span></text:p>
      <text:p text:style-name="P5"><text:s text:c="16"/>cat /proc/cmdline</text:p>
      <text:p text:style-name="P5"><text:s text:c="16"/>cat /proc/interrupts</text:p>
      <text:p text:style-name="P5"><text:s text:c="16"/>cat /proc/stat</text:p>
      <text:p text:style-name="P5"/>
      <text:p text:style-name="P5"/>
      <text:p text:style-name="P20">/////////////////////////////////<text:span text:style-name="T30">Конфигурирование Ядра</text:span></text:p>
      <text:p text:style-name="P5">При сборке Ядра(в меню конфигурирования <text:span text:style-name="T15">menuconfig</text:span>) ,те части которые мы хотим отлаживать нужно собрать</text:p>
      <text:p text:style-name="P5">с индексом <text:span text:style-name="T15">[M]</text:span></text:p>
      <text:p text:style-name="P36"><text:span text:style-name="T9"><text:s/></text:span><text:span text:style-name="T6">[*] <text:s text:c="2"/>- </text:span><text:span text:style-name="T43">модуль включается в бинарный файл ядра на этапе сборки. В этом </text:span><text:span text:style-name="T44">случае важно, чтобы функции, обозначающие точки входа и выхода,имели уникальное имя, то есть не перекрывались в пространстве имен ядра.</text:span></text:p>
      <text:p text:style-name="P42"><text:span text:style-name="T6">[</text:span><text:span text:style-name="T46">M </text:span><text:span text:style-name="T18">] </text:span><text:span text:style-name="T46">– данный модуль должен быть скомпилирован как динамически подгружаемый модуль ядра.</text:span></text:p>
      <text:p text:style-name="P42"><text:span text:style-name="T46"><text:s/></text:span><text:span text:style-name="T18">[-] <text:s text:c="3"/>- модуль не будет компилироваться.</text:span></text:p>
      <text:p text:style-name="P5"/>
      <text:p text:style-name="P5"/>
      <text:p text:style-name="P5"/>
      <text:p text:style-name="P5"><text:span text:style-name="T15">//</text:span>--------------------------------------<text:span text:style-name="T33">Загрузка модулей.</text:span> <text:s text:c="68"/></text:p>
      <text:p text:style-name="P5"><text:s text:c="8"/>необходимый модуль <text:s text:c="10"/><text:span text:style-name="T15">| <text:s text:c="17"/></text:span>расположение <text:s text:c="5"/><text:span text:style-name="T15"><text:s text:c="3"/></text:span></text:p>
      <text:p text:style-name="P14">-------------------------------------------------------------------------------</text:p>
      <text:p text:style-name="P5">insmod gen_probe.ko <text:s text:c="35"/><text:span text:style-name="T15">// <text:s/>drivers/mtd/chips/</text:span></text:p>
      <text:p text:style-name="P5">insmod cfi_util.ko <text:s text:c="40"/><text:span text:style-name="T15">// <text:s/>drivers/mtd/chips/ </text:span></text:p>
      <text:p text:style-name="P5">insmod cfi_probe.ko <text:s text:c="36"/><text:span text:style-name="T15">// <text:s/>drivers/mtd/chips/</text:span></text:p>
      <text:p text:style-name="P5">insmod cfi_cmdset_0002.ko <text:s text:c="23"/><text:span text:style-name="T15">// <text:s/>drivers/mtd/chips/</text:span></text:p>
      <text:p text:style-name="P68">insmod physmap_of.ko <text:s text:c="30"/><text:span text:style-name="T15">// <text:s text:c="2"/>drivers/mtd/maps/</text:span></text:p>
      <text:p text:style-name="P14"/>
      <text:p text:style-name="P14">insmod fsl_lbc.ko </text:p>
      <text:p text:style-name="P14"/>
      <text:p text:style-name="P14"/>
      <text:p text:style-name="P14">insmod jffs2.kols</text:p>
      <text:p text:style-name="P5"/>
      <text:p text:style-name="P14">//<text:span text:style-name="T25">------------------------</text:span><text:span text:style-name="T29">Выгрузка модулей <text:s text:c="4"/>последовательность</text:span></text:p>
      <text:p text:style-name="P14">rmmod <text:s/><text:span text:style-name="T25">physmap_of.ko <text:s text:c="9"/></text:span>+ <text:s text:c="2"/><text:span text:style-name="T25">(1)</text:span></text:p>
      <text:p text:style-name="P14">rmmod <text:s/><text:span text:style-name="T25">cfi_cmdset_0002.ko <text:s/></text:span>+ <text:s text:c="3"/><text:span text:style-name="T25">(2)</text:span></text:p>
      <text:p text:style-name="P14">rmmod <text:s/><text:span text:style-name="T25">cfi_probe.ko <text:s text:c="14"/></text:span>+ <text:s text:c="2"/><text:span text:style-name="T25">(3)</text:span></text:p>
      <text:p text:style-name="P14">rmmod <text:s text:c="2"/><text:span text:style-name="T25">cfi_util.ko <text:s text:c="17"/></text:span>+ <text:s text:c="2"/><text:span text:style-name="T25">(4)</text:span></text:p>
      <text:p text:style-name="P14">rmmod <text:s text:c="2"/><text:span text:style-name="T25">gen_probe.ko <text:s text:c="12"/></text:span>+ <text:s text:c="2"/><text:span text:style-name="T25">(5)</text:span></text:p>
      <text:p text:style-name="P68"><text:s/></text:p>
      <text:p text:style-name="P5"/>
      <text:p text:style-name="P5"/>
      <text:p text:style-name="P14">rmmod jffs2.k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Настройка <text:s/>для <text:span text:style-name="T15">NOR flash.</text:span></text:p>
      <text:p text:style-name="P5">Device Drivers ---&gt; <text:s text:c="2"/></text:p>
      <text:p text:style-name="P5"><text:s text:c="4"/>&lt;*&gt; Memory Technology Device (MTD) support <text:s/>---&gt; <text:s text:c="2"/></text:p>
      <text:p text:style-name="P5"><text:s text:c="4"/>--- Memory Technology Device (MTD) support <text:s text:c="2"/></text:p>
      <text:p text:style-name="P5"><text:s text:c="8"/>[*] MTD partitioning support <text:s text:c="3"/></text:p>
      <text:p text:style-name="P5"><text:s text:c="8"/>[*] Command line partition table parsing <text:s text:c="2"/></text:p>
      <text:p text:style-name="P5"><text:s text:c="7"/>&lt;*&gt; Direct char device access to MTD devices <text:s text:c="2"/></text:p>
      <text:p text:style-name="P5"><text:s text:c="7"/>&lt;*&gt; Caching block device access to MTD devices <text:s text:c="2"/></text:p>
      <text:p text:style-name="P5"><text:s text:c="12"/>RAM/ROM/Flash chip drivers ---&gt; <text:s/></text:p>
      <text:p text:style-name="P5"><text:s text:c="16"/>&lt;*&gt; Detect flash chips by Common Flash Interface (CFI) probe <text:s text:c="2"/></text:p>
      <text:p text:style-name="P5"><text:s text:c="16"/>&lt;*&gt; Support for AMD/Fujitsu flash chips <text:s/></text:p>
      <text:p text:style-name="P5"><text:s text:c="12"/>Mapping Drivers for chip access ---&gt; <text:s text:c="2"/></text:p>
      <text:p text:style-name="P5"><text:s text:c="16"/>&lt;*&gt; Flash device in physical memory map based on OF description</text:p>
      <text:p text:style-name="P5"><text:s text:c="5"/><text:span text:style-name="T33">файловая система </text:span><text:span text:style-name="T16">jffs2</text:span></text:p>
      <text:p text:style-name="P5"><text:s/>File systems ---&gt; <text:s text:c="2"/></text:p>
      <text:p text:style-name="P5"><text:s text:c="4"/>Miscellaneous filesystems ---&gt; <text:s/></text:p>
      <text:p text:style-name="P5"><text:s text:c="8"/>&lt;*&gt; Journaling Flash File System v2 (JFFS2) support <text:s text:c="2"/></text:p>
      <text:p text:style-name="P5"><text:s text:c="8"/>(0) JFFS2 debugging verbosity <text:s text:c="2"/></text:p>
      <text:p text:style-name="P5"><text:s text:c="8"/>[*] JFFS2 write-buffering support</text:p>
      <text:p text:style-name="P5"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32">Support for CFI (Common Flash Interface)</text:p>
      <text:p text:style-name="P14">//<text:span text:style-name="T25">Файлы где расположены драйвера</text:span></text:p>
      <text:p text:style-name="P5">Bank # 1: CFI conformant FLASH (16 x 16) <text:s/>Size: 16 MB in 128 Sectors</text:p>
      <text:p text:style-name="P5"><text:s/>AMD Standard command set, Manufacturer ID: 0x01, Device ID: 0x227E</text:p>
      <text:p text:style-name="P5"><text:s/>Erase timeout: 4096 ms, write timeout: 1 ms</text:p>
      <text:p text:style-name="P5"><text:s/>Buffer write timeout: 3 ms, buffer size: 64 bytes</text:p>
      <text:p text:style-name="P5"/>
      <text:p text:style-name="P5"/>
      <text:p text:style-name="P25">S29GL128P -<text:span text:style-name="T15">&gt;paralel NOR flash</text:span></text:p>
      <text:p text:style-name="P5"/>
      <text:p text:style-name="P5"/>
      <text:p text:style-name="P5"/>
      <text:p text:style-name="P5"/>
      <text:p text:style-name="P10">функции команды управления флэш посылка команд <text:span text:style-name="T15">cfi</text:span> выбранной флэш.</text:p>
      <text:p text:style-name="P23">файл :<text:span text:style-name="T15">cfi.h</text:span></text:p>
      <text:p text:style-name="P5"/>
      <text:p text:style-name="P14">//<text:span text:style-name="T25">прототип</text:span></text:p>
      <text:p text:style-name="P5">static inline uint32_t <text:span text:style-name="T50">cfi_send_gen_cmd</text:span> (<text:span text:style-name="T51">u_char</text:span> cmd, <text:span text:style-name="T51">uint32_t</text:span><text:span text:style-name="T33"> </text:span>cmd_addr, <text:span text:style-name="T50">uint32_t </text:span>base,<text:span text:style-name="T50">struct map_info</text:span> *map, <text:span text:style-name="T50">struct cfi_private</text:span> *cfi,<text:span text:style-name="T50">int</text:span> type, <text:span text:style-name="T50">map_word</text:span> *prev_val)</text:p>
      <text:p text:style-name="P5"/>
      <text:p text:style-name="P5"/>
      <text:p text:style-name="P14">//<text:span text:style-name="T25">команда установки работы флэш с </text:span>CFI <text:span text:style-name="T25">интерфейсом.</text:span></text:p>
      <text:p text:style-name="P14">//<text:span text:style-name="T25">Пример использования</text:span></text:p>
      <text:p text:style-name="P5">команды записи в флэш:</text:p>
      <text:p text:style-name="P5">cfi_send_gen_cmd <text:s text:c="2"/>(0xAA, cfi-&gt;addr_unlock1, chip-&gt;start, map, cfi, cfi-&gt;device_type, NULL);</text:p>
      <text:p text:style-name="P5">cfi_send_gen_cmd <text:s text:c="2"/>(0x55, cfi-&gt;addr_unlock2, chip-&gt;start, map, cfi, cfi-&gt;device_type, NULL);</text:p>
      <text:p text:style-name="P5">cfi_send_gen_cmd <text:s text:c="2"/>(0x80, cfi-&gt;addr_unlock1, chip-&gt;start, map, cfi, cfi-&gt;device_type, NULL);</text:p>
      <text:p text:style-name="P5">cfi_send_gen_cmd <text:s text:c="2"/>(0xAA, cfi-&gt;addr_unlock1, chip-&gt;start, map, cfi, cfi-&gt;device_type, NULL);</text:p>
      <text:p text:style-name="P5">cfi_send_gen_cmd <text:s text:c="2"/>(0x55, cfi-&gt;addr_unlock2, chip-&gt;start, map, cfi, cfi-&gt;device_type, NULL);</text:p>
      <text:p text:style-name="P5">cfi_send_gen_cmd <text:s text:c="2"/>(0x10, cfi-&gt;addr_unlock1, chip-&gt;start, map, cfi, cfi-&gt;device_type, NULL);</text:p>
      <text:p text:style-name="P5"/>
      <text:p text:style-name="P5"/>
      <text:p text:style-name="P5"/>
      <text:p text:style-name="P5"/>
      <text:p text:style-name="P5"/>
      <text:p text:style-name="P5"/>
      <text:p text:style-name="P76"><text:soft-page-break/><text:span text:style-name="T33">Работа Драйвера нижнего уровня </text:span><text:span text:style-name="T16">↔ </text:span><text:span text:style-name="T33">верхнего уровня </text:span><text:span text:style-name="T16">mtd_Local_Bus </text:span><text:span text:style-name="T33">на примере</text:span></text:p>
      <text:p text:style-name="P50">NOR flash S29GL128P</text:p>
      <text:p text:style-name="P22"/>
      <text:p text:style-name="P22"/>
      <text:p text:style-name="P22">файл <text:s/>:<text:span text:style-name="T15">cfi_probe.c</text:span></text:p>
      <text:p text:style-name="P14">//<text:span text:style-name="T25">здесь функции которые первоначально инициализируют флэщ</text:span></text:p>
      <text:p text:style-name="P5">static int cfi_probe_chip (struct map_info *map, __u32 base,unsigned long *chip_map, struct cfi_private *cfi);</text:p>
      <text:p text:style-name="P5"/>
      <text:p text:style-name="P5"/>
      <text:p text:style-name="P18">файл :<text:span text:style-name="T15">cfi_cmdset_0002.c</text:span></text:p>
      <text:p text:style-name="P14">//функции непосредственно работы с флэш</text:p>
      <text:p text:style-name="P5">static int <text:s text:c="3"/>cfi_amdstd_read <text:s text:c="15"/>(struct mtd_info *, loff_t, size_t, size_t *, u_char *);</text:p>
      <text:p text:style-name="P5">static int <text:s text:c="3"/>cfi_amdstd_write_words <text:s text:c="2"/>(struct mtd_info *, loff_t, size_t, size_t *, const u_char *);</text:p>
      <text:p text:style-name="P5">static int <text:s text:c="3"/>cfi_amdstd_erase_varsize (struct mtd_info *, struct erase_info *);</text:p>
      <text:p text:style-name="P5">static void cfi_amdstd_sync <text:s text:c="14"/>(struct mtd_info *); <text:s/><text:span text:style-name="T15">//</text:span>не позволяеть прерывать операции если флэш использеться</text:p>
      <text:p text:style-name="P5">static int <text:s text:c="3"/>cfi_amdstd_suspend <text:s text:c="8"/>(struct mtd_info *);</text:p>
      <text:p text:style-name="P5">static void cfi_amdstd_resume <text:s text:c="10"/>(struct mtd_info *);</text:p>
      <text:p text:style-name="P5"/>
      <text:p text:style-name="P5"/>
      <text:p text:style-name="P5"/>
      <text:p text:style-name="P5">файл:<text:span text:style-name="T15">cfi_cmdset_0002.c</text:span></text:p>
      <text:p text:style-name="P5"><text:s text:c="10"/><text:span text:style-name="T15">//</text:span>Здесь происходит связь нижнего уровня с ядром <text:span text:style-name="T15">MTD</text:span></text:p>
      <text:p text:style-name="P5"><text:span text:style-name="T48">337</text:span> <text:s text:c="3"/>struct mtd_info *cfi_cmdset_0002(struct map_info *map, int primary)</text:p>
      <text:p text:style-name="P14"><text:s text:c="9"/>{</text:p>
      <text:p text:style-name="P14"/>
      <text:p text:style-name="P14"/>
      <text:p text:style-name="P14"/>
      <text:p text:style-name="P14"><text:s text:c="9"/>}</text:p>
      <text:p text:style-name="P5"/>
      <text:p text:style-name="P5"/>
      <text:p text:style-name="P14">//<text:span text:style-name="T25">Предположительно драйвер низкого уровня для,чтения из флэшки.</text:span></text:p>
      <text:p text:style-name="P5">файл:<text:span text:style-name="T15">cfi_cmdset_0002.c</text:span></text:p>
      <text:p text:style-name="P5"/>
      <text:p text:style-name="P5"><text:span text:style-name="T48">893</text:span><text:span text:style-name="T15"> <text:s/></text:span><text:s/>static inline int do_read_onechip(struct map_info *map, struct flchip *chip, loff_t adr, size_t len, u_char *buf)</text:p>
      <text:p text:style-name="P14"><text:s text:c="8"/>{</text:p>
      <text:p text:style-name="P14"/>
      <text:p text:style-name="P14"/>
      <text:p text:style-name="P14"><text:s text:c="8"/>}</text:p>
      <text:p text:style-name="P5"/>
      <text:p text:style-name="P14">///<text:span text:style-name="T25">Команды установки регистров(чтение и запись регистров)</text:span></text:p>
      <text:p text:style-name="P5">clrsetbits_be32(&amp;lbc-&gt;lbcr, LBCR_BMT, 15);</text:p>
      <text:p text:style-name="P5">setbits32(&amp;lbc-&gt;ltesr, LTESR_CLEAR);</text:p>
      <text:p text:style-name="P5">out_be32(&amp;lbc-&gt;lteatr, 0);</text:p>
      <text:p text:style-name="P5"/>
      <text:p text:style-name="P5"/>
      <text:p text:style-name="P5"/>
      <text:p text:style-name="P5"/>
      <text:p text:style-name="P5"/>
      <text:p text:style-name="P14">//<text:span text:style-name="T25">Рабочий вариант</text:span></text:p>
      <text:p text:style-name="P5">clrsetbits_be32(&amp;lbc-&gt;lbcr, LBCR_BMT, 15);</text:p>
      <text:p text:style-name="P5">//<text:span text:style-name="T55">out_be32(&amp;lbc-&gt;lbcr, 0x8000000F); <text:s text:c="4"/>→</text:span><text:span text:style-name="T56"> </text:span><text:span text:style-name="T55">выключаем </text:span><text:span text:style-name="T56">Local_Bus</text:span></text:p>
      <text:p text:style-name="P5"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Кусок <text:span text:style-name="T15">DMA </text:span>и Работа с памятью <text:span text:style-name="T15">Linux </text:span>для <text:span text:style-name="T15">P2020</text:span></text:p>
      <text:p text:style-name="P5">На плате физически установлено :<text:span text:style-name="T15">1 </text:span>Гбайт памяти ОЗУ. <text:s/></text:p>
      <text:p text:style-name="P14">1 байт = 8 бит</text:p>
      <text:p text:style-name="P14">1 Кбайт =1024 байт.</text:p>
      <text:p text:style-name="P14">1 Mбайт =1 048 576 байт</text:p>
      <text:p text:style-name="P5"><text:span text:style-name="T15">1 <text:s text:c="2"/>Г/байт =</text:span>1024 Мбайт= 104 85 76 Кбайт<text:span text:style-name="T15"> = 1073 7418 24 байт = <text:s text:c="2"/>0x40000000 (hex).</text:span></text:p>
      <text:p text:style-name="P14"/>
      <text:p text:style-name="P14">On regular PPC32 page size is 4K</text:p>
      <text:p text:style-name="P14">необходимые Include.</text:p>
      <text:p text:style-name="P5"><text:span text:style-name="T15">#include &lt;asm/page.h&gt; <text:s text:c="2"/>-</text:span>определены <text:span text:style-name="T15">define </text:span>для работы со страницами памяти.</text:p>
      <text:p text:style-name="P14"/>
      <text:p text:style-name="P5"><text:span text:style-name="T15">#include &lt;linux/slab.h&gt; - </text:span>выделение памяти <text:span text:style-name="T15">kmalloc,kfree,</text:span></text:p>
      <text:p text:style-name="P5"><text:span text:style-name="T15">#include &lt;linux/vmalloc.h&gt; -</text:span>выделение менее производителной памяти но болших объёмов.</text:p>
      <text:p text:style-name="P5"><text:span text:style-name="T15">#include &lt;linux/gfp.h&gt; <text:s text:c="2"/>- </text:span>флаги выделения памяти.</text:p>
      <text:p text:style-name="P14"/>
      <text:p text:style-name="P5"><text:span text:style-name="T15">1.0. </text:span>Команды <text:span text:style-name="T15">Linux </text:span>для памяти</text:p>
      <text:p text:style-name="P5"><text:s text:c="9"/>---cat /proc/meminfo</text:p>
      <text:p text:style-name="P5"><text:s text:c="8"/><text:span text:style-name="T15">-----</text:span>cat /proc/1/maps</text:p>
      <text:p text:style-name="P5">MemTotal </text:p>
      <text:p text:style-name="P5">MemFree</text:p>
      <text:p text:style-name="P5">Active</text:p>
      <text:p text:style-name="P5">Inactive</text:p>
      <text:p text:style-name="P5">High{Total<text:span text:style-name="T15">}</text:span></text:p>
      <text:p text:style-name="P5"><text:span text:style-name="T15">High{</text:span>Free}</text:p>
      <text:p text:style-name="P5">Low{Total<text:span text:style-name="T15">}</text:span></text:p>
      <text:p text:style-name="P5">Low<text:span text:style-name="T15">{</text:span>Free}</text:p>
      <text:p text:style-name="P7">Mapped</text:p>
      <text:p text:style-name="P7">Slab</text:p>
      <text:p text:style-name="P5"/>
      <text:p text:style-name="P5"><text:s text:c="9"/><text:span text:style-name="T15">---cat /proc/slabinfo</text:span></text:p>
      <text:p text:style-name="P5">103 36 96 </text:p>
      <text:p text:style-name="P5">104 85 76 <text:s text:c="2"/>=14 880 Кбайт под служебные нужды</text:p>
      <text:p text:style-name="P5"/>
      <text:p text:style-name="P5"/>
      <text:p text:style-name="P5"><text:s text:c="8"/>cat /proc/sys/vm/nr_pdflush_threads</text:p>
      <text:p text:style-name="P5"><text:s text:c="8"/>cat /proc/$(pidof sshd)/statm</text:p>
      <text:p text:style-name="P5"/>
      <text:p text:style-name="P5"/>
      <text:list xml:id="list29566027" text:style-name="L3">
        <text:list-item>
          <text:list>
            <text:list-item>
              <text:p text:style-name="P77">DMA</text:p>
            </text:list-item>
          </text:list>
        </text:list-item>
      </text:list>
      <text:p text:style-name="P41"><text:span text:style-name="T15">#include &lt;linux/dma-mapping.h&gt; <text:s text:c="3"/>--</text:span>интерфейсные функции для работы с <text:span text:style-name="T15">DMA</text:span></text:p>
      <text:p text:style-name="P54"/>
      <text:p text:style-name="P5"><text:span text:style-name="T53">Описание регистров </text:span><text:span text:style-name="T52">DMA</text:span><text:span text:style-name="T53"> в </text:span><text:span text:style-name="T52">P2020 Reference Manual</text:span></text:p>
      <text:p text:style-name="P36"><text:span text:style-name="T59">DMA Control Register (DCR)</text:span><text:span text:style-name="T54"> </text:span><text:span text:style-name="T59">-&gt;</text:span><text:span text:style-name="T60">17.4.18</text:span><text:span text:style-name="T59"> p.1240 <text:s/>u32 (dmacr;)</text:span></text:p>
      <text:list xml:id="list29557801" text:style-name="L4">
        <text:list-item>
          <text:list>
            <text:list-item>
              <text:list>
                <text:list-header>
                  <text:p text:style-name="P78"/>
                </text:list-header>
              </text:list>
            </text:list-item>
          </text:list>
        </text:list-item>
      </text:list>
      <text:p text:style-name="P55"/>
      <text:p text:style-name="P54"/>
      <text:p text:style-name="P5">/home/kosta/ltib-p1020rdb_p2020rdb-20101029/rpm/BUILD/linux-cloud-master/drivers/dma</text:p>
      <text:p text:style-name="P14">-dmaengine.c</text:p>
      <text:p text:style-name="P14">-dmatest.c</text:p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22">Кусок <text:span text:style-name="T15">TASK and Thread <text:s/></text:span>для <text:span text:style-name="T15">P2020 </text:span>под <text:span text:style-name="T15">Linux</text:span></text:p>
      <text:p text:style-name="P5"/>
      <text:p text:style-name="P7">--Кусок межъядерное<text:span text:style-name="T15">(</text:span>между разными нитями<text:span text:style-name="T15">)</text:span> взаимодействие.</text:p>
      <text:p text:style-name="P5">необходимые <text:span text:style-name="T15">Include.</text:span></text:p>
      <text:p text:style-name="P14">#include &lt;linux/kthread.h&gt; <text:s text:c="3"/>//<text:span text:style-name="T25">создание треда(потока</text:span>/<text:span text:style-name="T25">процесса в пространстве ядра)</text:span></text:p>
      <text:p text:style-name="P14"/>
      <text:p text:style-name="P14">#include &lt;linux/mutex.h&gt; <text:s text:c="4"/>//<text:span text:style-name="T25">объекты синхронизации</text:span></text:p>
      <text:p text:style-name="P14"/>
      <text:p text:style-name="P36"><text:span text:style-name="T6">#include &lt;linux/sched.h&gt; </text:span><text:span text:style-name="T9">-</text:span><text:span text:style-name="T45">Ядро представляет адресное пространство в виде структуры mm_struct,</text:span></text:p>
      <text:p text:style-name="P44">описанной в файле , и называемой <text:span text:style-name="T57">дескриптором памяти.(</text:span><text:span text:style-name="T20">struct</text:span><text:span text:style-name="T57"> </text:span><text:span text:style-name="T20">task_struct</text:span><text:span text:style-name="T57">)</text:span></text:p>
      <text:p text:style-name="P47"/>
      <text:p text:style-name="P44">#include &lt;linux/types.h&gt;<text:span text:style-name="T32">-</text:span><text:span text:style-name="T58">Если мы захотим обратиться к процессу с иным</text:span><text:span text:style-name="T19">(</text:span><text:span text:style-name="T31">любым</text:span><text:span text:style-name="T19">)</text:span></text:p>
      <text:p text:style-name="P43">значением идентификатора, нам потребуется переменная типа pid_t. Тип pid_t</text:p>
      <text:p text:style-name="P44">определяется в данном файле .</text:p>
      <text:p text:style-name="P47"/>
      <text:p text:style-name="P47"><text:span text:style-name="T15">//</text:span>Семафоры.<text:span text:style-name="T15">(mutex)</text:span></text:p>
      <text:p text:style-name="P45"><text:s/><text:span text:style-name="T15">C</text:span>ore_lock protects tdm_adapter_idr, and guarantees that device,deletion of devices, </text:p>
      <text:p text:style-name="P45"><text:s/>and attach_adapter and detach_adapter calls are serialized.</text:p>
      <text:p text:style-name="P51">static DEFINE_MUTEX(core_lock); <text:s text:c="2"/><text:span text:style-name="T15">//</text:span><text:span text:style-name="T25">определение семафора.</text:span></text:p>
      <text:p text:style-name="P51"><text:span text:style-name="T25">mutex_lock(&amp;core_lock); <text:s text:c="19"/></text:span><text:span text:style-name="T15">//</text:span><text:span text:style-name="T25">блокируем </text:span></text:p>
      <text:p text:style-name="P52">mutex_unlock(&amp;core_lock); <text:s text:c="15"/>//<text:span text:style-name="T25">разблокируем</text:span></text:p>
      <text:p text:style-name="P53"/>
      <text:p text:style-name="P46">Состояние нашей Task:</text:p>
      <text:p text:style-name="P45">volatile long state;<text:tab/>/* -1 unrunnable, 0 runnable, &gt;0 stopped */</text:p>
      <text:p text:style-name="P47"/>
      <text:p text:style-name="P47"/>
      <text:p text:style-name="P47"><text:span text:style-name="T15">//</text:span><text:span text:style-name="T25">Пока удалим всё лишнее и оставим главные функции</text:span></text:p>
      <text:p text:style-name="P48">#include &lt;linux/mod_devicetable.h&gt;</text:p>
      <text:p text:style-name="P14">#include &lt;linux/spinlock.h&gt;</text:p>
      <text:p text:style-name="P14">#include &lt;linux/percpu.h&gt;</text:p>
      <text:p text:style-name="P5"/>
      <text:p text:style-name="P5"/>
      <text:p text:style-name="P5">1 <text:s/>К/бит = 1024 бит = 128 байт.</text:p>
      <text:p text:style-name="P5">64 К/бит <text:s/>=65 536 бит <text:s/>= 8192 байт.</text:p>
      <text:p text:style-name="P5"/>
      <text:p text:style-name="P5">64 К/бит *32 = 2048 К/бит =2.048 М/бит() =256 К/байт = 262 144 байт <text:s/>= 0x00040000 (адрес в памяти)</text:p>
      <text:p text:style-name="P5">64 К/бит *64 = 4096 К/бит =4.096 М/бит() =512 К/байт //буфера данных.</text:p>
      <text:p text:style-name="P5"/>
      <text:p text:style-name="P5">8 <text:s text:c="2"/>К/байт = 8192 <text:s text:c="4"/>байт <text:s text:c="2"/>= 0x00002000 <text:s/>(64 К/бит) = 1 time/slot</text:p>
      <text:p text:style-name="P5"/>
      <text:p text:style-name="P5">всего у нас 64 <text:span text:style-name="T15">time/slots.</text:span></text:p>
      <text:p text:style-name="P5"/>
      <text:p text:style-name="P5">шина адреса 16 бит.</text:p>
      <text:p text:style-name="P5">шина данных 16 бит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80"/><text:span text:style-name="T50">Отладка приложения.</text:span></text:p>
      <text:p text:style-name="P5">Расположение исполняемого файла <text:span text:style-name="T15">M</text:span>ПС<text:span text:style-name="T15"> (router)</text:span> (приложения пользователя) пока временно для отладки</text:p>
      <text:p text:style-name="P14">tftpboot/ltib/home/mpc_router_app</text:p>
      <text:p text:style-name="P5">Расположение драйвера модуля ядра МПС <text:span text:style-name="T15">(router)</text:span></text:p>
      <text:p text:style-name="P14">tftpboot/ltib/lib/modules/2.6.32.13/kernel/mpc_router_drv</text:p>
      <text:p text:style-name="P14"/>
      <text:p text:style-name="P14"/>
      <text:p text:style-name="P14"><text:s/></text:p>
      <text:p text:style-name="P15"><text:s text:c="79"/><text:span text:style-name="T47">DTC </text:span><text:span text:style-name="T49">файл. После сборки это </text:span><text:span text:style-name="T47">DTB </text:span><text:span text:style-name="T49">файл </text:span><text:span text:style-name="T47">bin</text:span><text:span text:style-name="T49">.</text:span></text:p>
      <text:p text:style-name="P5">Всё я понял где производиться инициализация.</text:p>
      <text:p text:style-name="P5">Это <text:span text:style-name="T15">dtc </text:span>файл -<text:span text:style-name="T15">&gt;</text:span>создаёт всю структуру <text:span text:style-name="T15">(Node) </text:span>узлов откуда мы берём доступ к регистрам <text:s/>нам тоже</text:p>
      <text:p text:style-name="P5">нужно будет править ,для платы <text:span text:style-name="T15">MPC <text:s/></text:span>в будущем чтобы сделать загрузку на несколько ядер</text:p>
      <text:p text:style-name="P5"/>
      <text:p text:style-name="P5">При страте <text:span text:style-name="T15">Linux </text:span>он инициализирует все модули процессора P2020(выставляет регистры и прерывания).</text:p>
      <text:p text:style-name="P14"/>
      <text:p text:style-name="P5"/>
      <text:p text:style-name="P7">Взято из Прототипа ТЗ на блок МПС попытаюсь объеденить и выделить реальные для выполнеия части.</text:p>
      <text:p text:style-name="P6"/>
      <text:p text:style-name="P6">Общие обозначения.</text:p>
      <text:p text:style-name="P6"/>
      <text:p text:style-name="P6">Данные :</text:p>
      <text:p text:style-name="P6">Шина <text:span text:style-name="T15">Local Bus </text:span>однонаправленная <text:span text:style-name="T15">(</text:span>нужен механизм быстрой работы по <text:span text:style-name="T15">local_bus);</text:span></text:p>
      <text:p text:style-name="P6">Управление шиной <text:span text:style-name="T15">local_bus:</text:span></text:p>
      <text:p text:style-name="P6">DECLARE_WAITQUEUE</text:p>
      <text:p text:style-name="P5"/>
      <text:p text:style-name="P14">//////////</text:p>
      <text:p text:style-name="P5"><text:span text:style-name="T15">3.</text:span>Функции Верхнего <text:span text:style-name="T15">уровня(</text:span>интерфейсные<text:span text:style-name="T15">).</text:span></text:p>
      <text:p text:style-name="P14">64 K/байт =65 536 байт = 524 288 бит <text:s/>/////////// массивы <text:s/><text:span text:style-name="T25">в памяти</text:span>.</text:p>
      <text:p text:style-name="P14"/>
      <text:p text:style-name="P14">#define <text:s/>NUM_OF_CHANNELS_IN_TEST <text:s/>-<text:span text:style-name="T25">количество каналов по (64к)</text:span></text:p>
      <text:p text:style-name="P14">#define <text:s/>BUFFER_SIZE <text:s text:c="34"/>-<text:span text:style-name="T25">размер одного буфера(программного не аппаратного)</text:span></text:p>
      <text:p text:style-name="P14">#define <text:s/>NUM_OF_BUFFERS <text:s text:c="23"/>-<text:span text:style-name="T25">количестов буферов (видимо в кольце ринг)</text:span></text:p>
      <text:p text:style-name="P5"/>
      <text:p text:style-name="P14">//<text:span text:style-name="T25">Тестовый вариант когда указываем количество каналов и длинну данных для теста</text:span></text:p>
      <text:p text:style-name="P14">//<text:span text:style-name="T25">нужно учитывать что массив двухмерный.</text:span></text:p>
      <text:p text:style-name="P14">uint8_t <text:s text:c="10"/>test_rx_buffer[NUM_OF_CHANNELS_IN_TEST][TEST_LENGTH]; <text:s text:c="2"/>/* Test space */<text:line-break/>#pragma align test_rx_buffer 8<text:line-break/>uint8_t <text:s text:c="10"/>test_tx_buffer[NUM_OF_CHANNELS_IN_TEST][TEST_LENGTH]; <text:s text:c="2"/>/* Test space */<text:line-break/>#pragma align test_tx_buffer 8<text:line-break/></text:p>
      <text:p text:style-name="P14">//<text:span text:style-name="T25">Рабочий вариант </text:span></text:p>
      <text:p text:style-name="P14">uint8_t rx_buffer [NUM_OF_CHANNELS_IN_TEST][BUFFER_SIZE*NUM_OF_BUFFERS]; /* Rx Buffers */<text:line-break/>#pragma align rx_buffer 8<text:line-break/>uint8_t tx_buffer [NUM_OF_CHANNELS_IN_TEST][BUFFER_SIZE*NUM_OF_BUFFERS]; /* Tx Buffers */<text:line-break/>#pragma align tx_buffer 8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6"><text:soft-page-break/><text:span text:style-name="T6">3.</text:span><text:span text:style-name="T62">Работа с </text:span><text:span text:style-name="T61">LocalBus </text:span><text:span text:style-name="T62">на примере </text:span><text:span text:style-name="T61">NOR flash <text:s/>Spansion <text:s/></text:span><text:span text:style-name="T66">S29GL128P</text:span></text:p>
      <text:p text:style-name="P36"><text:span text:style-name="T9">Шина Адреса внешняя </text:span><text:span text:style-name="T6">(Local bus)</text:span><text:span text:style-name="T9"> : </text:span><text:span text:style-name="T63">A22–A0</text:span><text:span text:style-name="T11"> </text:span><text:span text:style-name="T12">=</text:span><text:span text:style-name="T11">0</text:span><text:span text:style-name="T12">x0000_0000 &lt;-&gt;0x007F_FFFF (</text:span><text:span text:style-name="T11">Адресация</text:span><text:span text:style-name="T12">)</text:span></text:p>
      <text:p text:style-name="P38"><text:span text:style-name="T13">вся наша флэш поделена логически на два банка памяти по 8 М</text:span><text:span text:style-name="T12">/</text:span><text:span text:style-name="T13">байт. Переключение между ними осуществляеться</text:span></text:p>
      <text:p text:style-name="P38"><text:span text:style-name="T13">с помощью </text:span><text:span text:style-name="T12">NOR_A8. </text:span></text:p>
      <text:p text:style-name="P30"/>
      <text:p text:style-name="P30"/>
      <text:p text:style-name="P30"><text:span text:style-name="T25">Карта памяти платы:</text:span> 0xef00_0000 &lt;-&gt;0xeFFF_FFFF <text:s text:c="2"/><text:span text:style-name="T25">мы выставляем в регистрах.</text:span></text:p>
      <text:p text:style-name="P30">16 <text:span text:style-name="T25">М</text:span>/<text:span text:style-name="T25">байт = 0</text:span>x0000_0000<text:span text:style-name="T25"> — </text:span>00FF_FFFF <text:span text:style-name="T25"><text:s text:c="2"/></text:span></text:p>
      <text:p text:style-name="P31"/>
      <text:p text:style-name="P31">для адресации в пределах 16 М<text:span text:style-name="T15">/</text:span>байт используеться</text:p>
      <text:p text:style-name="P31"><text:s text:c="47"/>только первые 6 бит</text:p>
      <text:p text:style-name="P31"><text:s text:c="47"/><text:span text:style-name="T15">0x000_000 <text:s/>&lt;-&gt;0xFFF_FFF</text:span></text:p>
      <text:p text:style-name="P30"/>
      <text:p text:style-name="P31">при этом <text:span text:style-name="T15">Linux </text:span>видит <text:s/>это пространстов . <text:span text:style-name="T15">↔ </text:span>флэш следующим образом.</text:p>
      <text:p text:style-name="P49"><text:span text:style-name="T9"><text:s text:c="47"/></text:span><text:span text:style-name="T6">0x000_000 <text:s/>↔ 0x03f</text:span><text:span text:style-name="T7">_fff <text:s/>| 256 Kb <text:s/>Vitesse 7385 Switch Firmware</text:span></text:p>
      <text:p text:style-name="P49"><text:span text:style-name="T9"><text:s text:c="47"/></text:span><text:span text:style-name="T6">0x040</text:span><text:span text:style-name="T67">_</text:span><text:span text:style-name="T21">000 <text:s/>↔ 0x07f_fff <text:s/>| 256 Kb <text:s/>Dtb</text:span></text:p>
      <text:p text:style-name="P57"><text:span text:style-name="T6"><text:s text:c="56"/></text:span><text:span text:style-name="T64">0x080_ 000 <text:s/></text:span><text:span text:style-name="T65">↔ <text:s text:c="2"/>0x3ff_fff</text:span><text:span text:style-name="T64"> <text:s text:c="3"/></text:span><text:span text:style-name="T65">|</text:span><text:span text:style-name="T64"> 3.5M uImage Read only</text:span></text:p>
      <text:p text:style-name="P56"><text:span text:style-name="T22"><text:s text:c="56"/></text:span><text:span text:style-name="T65">0x400_ 000</text:span><text:span text:style-name="T64"> <text:s/></text:span><text:span text:style-name="T65">↔ <text:s text:c="2"/>0xeff_fff</text:span><text:span text:style-name="T64"> <text:s text:c="3"/></text:span><text:span text:style-name="T65">|</text:span><text:span text:style-name="T64"> 11M JFFS2 image R/W</text:span></text:p>
      <text:p text:style-name="P31">мы пока болтаемся в <text:span text:style-name="T15">jffs2 image. </text:span>Соответсвенно монтируем туда систему</text:p>
      <text:p text:style-name="P30"/>
      <text:p text:style-name="P30"/>
      <text:p text:style-name="P30"/>
      <text:p text:style-name="P30"/>
      <text:p text:style-name="P27"><text:s text:c="62"/>0xef00_0000 0xefff_ffff <text:s/>&lt;-&gt;16M NOR Flash</text:p>
      <text:p text:style-name="P30"/>
      <text:p text:style-name="P30"/>
      <text:p text:style-name="P30"/>
      <text:p text:style-name="P30"/>
      <text:p text:style-name="P5">место в ОЗУ где выделяеться пространство размером 16МБ буфер <text:s/>ef000000 <text:s/><text:span text:style-name="T15">↔</text:span></text:p>
      <text:p text:style-name="P5">выставляем это в регистрах.</text:p>
      <text:p text:style-name="P5"/>
      <text:p text:style-name="P5"/>
      <text:p text:style-name="P5">Внутренняя адресация флэшки для доступа к отдельному сектору(16 бит):</text:p>
      <text:p text:style-name="P5"><text:s/></text:p>
      <text:p text:style-name="P5"/>
      <text:p text:style-name="P5"/>
      <text:p text:style-name="P5">Шина Данных : 16 бит</text:p>
      <text:p text:style-name="P5">Количестов секторов = <text:s text:c="2"/>128 <text:s/></text:p>
      <text:p text:style-name="P5">Размер одного сектора =128 К<text:span text:style-name="T15">/</text:span>байт = 131 072 <text:s text:c="7"/>байт <text:s text:c="9"/>= 0x00020000 (<text:span text:style-name="T15">hex</text:span>)</text:p>
      <text:p text:style-name="P5">Объём = 16 <text:s/>М/байт <text:s text:c="27"/>= 167 772 16 <text:s text:c="2"/>байт <text:s text:c="8"/>= 0x01000000 (hex)</text:p>
      <text:p text:style-name="P5"/>
      <text:p text:style-name="P5"/>
      <text:p text:style-name="P5">64 К<text:span text:style-name="T15">/</text:span>бит <text:s/>= 8192 байт <text:s text:c="3"/>=</text:p>
      <text:p text:style-name="P5"/>
      <text:p text:style-name="P5">64 K/байт =65 536 байт = 524 288 бит <text:s/>/////////// массивы.</text:p>
      <text:p text:style-name="P5"/>
      <text:p text:style-name="P5">Краткая информация по local bus:</text:p>
      <text:p text:style-name="P5"><text:span text:style-name="T15">мултиплексированая</text:span> шина, где</text:p>
      <text:p text:style-name="P5">LAD[15..0] – данные D[15..0] и младшие разряды адреса LA[15..0];</text:p>
      <text:p text:style-name="P5">LA[31..16] – старшие разряды данных</text:p>
      <text:p text:style-name="P5"/>
      <text:p text:style-name="P5">Вся карта регистров разбита на блоки по 64 К<text:span text:style-name="T15">/</text:span>бит, данные в блоках адресуются по LA[15..0], блоки адресуются по LA[31..16], таким образом запись адреса YY.YY.XX.XXh – xx.xx – соответсвует LA[15..0], yy.yy - соответсвует LA[31..16],</text:p>
      <text:p text:style-name="P5">Примечание – адресуются только четные адреса.</text:p>
      <text:p text:style-name="P5">Распределение блоков:</text:p>
      <text:p text:style-name="P59">Адрес 00.00.xx.ххh – регистры общего назначения</text:p>
      <text:p text:style-name="P59">Адрес 00.01.xx.ххh – регистры контроля и управления трансиверами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Приём и передача данных на текущей плате МПС. Взаимодействие </text:p>
      <text:p text:style-name="P64">ПЛИС <text:span text:style-name="T15">Cyclone III &lt;- Localbus -&gt; <text:s/></text:span>ЦП <text:s/><text:span text:style-name="T15">Freescale P2020</text:span></text:p>
      <text:p text:style-name="P65"/>
      <text:p text:style-name="P64"><text:span text:style-name="T15">Пока</text:span> попытаюсь по образу и подобию как на отладочной плате <text:span text:style-name="T15">p2020rdb</text:span></text:p>
      <text:p text:style-name="P63"/>
      <text:p text:style-name="P63"/>
      <text:p text:style-name="P63">Используемые сигналы на <text:span text:style-name="T15">p2020rdb </text:span>при соединении с <text:span text:style-name="T15">flash.</text:span></text:p>
      <text:p text:style-name="P63">LGPL2/LOE/LFRE/cfg_core0_pll2</text:p>
      <text:p text:style-name="P60"><text:s/></text:p>
      <text:p text:style-name="P61">1.Этап разбираемся с управлением и адресацией буферов приёма-передачи <text:s/>по <text:span text:style-name="T15">LocalBUS</text:span></text:p>
      <text:p text:style-name="P62"><text:s text:c="3"/></text:p>
      <text:p text:style-name="P79">СБОРКА ПРИЛОЖЕНИЯ <text:span text:style-name="T15">MPC_ROUTER</text:span></text:p>
      <text:p text:style-name="P79"><text:span text:style-name="T15"/></text:p>
      <text:p text:style-name="P81"><text:span text:style-name="T15">1.</text:span>Расположение <text:s/>аппликации </text:p>
      <text:p text:style-name="P81"><text:s/>/<text:span text:style-name="T15">mnt/SHARE/MPC2020-xE1/target_board/app/mpcapp/linux/buildapp</text:span> <text:s text:c="7"/><text:span text:style-name="T15">- host </text:span>машина <text:s/><text:span text:style-name="T15">os_suse10.3</text:span></text:p>
      <text:p text:style-name="P81">/<text:span text:style-name="T15">tftpboot/ltib/usr/local/mpc_router_app/mpcapp <text:s text:c="45"/>-/p2020rdb</text:span></text:p>
      <text:p text:style-name="P81"><text:span text:style-name="T15"/></text:p>
      <text:p text:style-name="P81">2.Расположение можуля ядра</text:p>
      <text:p text:style-name="P81">/<text:span text:style-name="T15">mnt/SHARE/MPC2020-xE1/target_board/drv/mpcdrv/linux <text:s text:c="24"/>- host </text:span>машина <text:span text:style-name="T15">os_suse10.3</text:span></text:p>
      <text:p text:style-name="P81"><text:span text:style-name="T15">/tftpboot/ltib/lib/modules/2.6.32.13/kernel/mpc_router_drv/mpcdrv.ko <text:s text:c="8"/>-/p2020rdb</text:span></text:p>
      <text:p text:style-name="P81"><text:span text:style-name="T15"><text:s/></text:span></text:p>
      <text:p text:style-name="P81"><text:span text:style-name="T15">Пока попытаюсь по образу и подобию как на отладочной плате p2020rdb</text:span></text:p>
      <text:p text:style-name="P79"><text:span text:style-name="T15"/></text:p>
      <text:p text:style-name="P79"/>
      <text:p text:style-name="P80"/>
      <text:p text:style-name="P79"/>
      <text:p text:style-name="P79"/>
      <text:p text:style-name="P79"/>
      <text:p text:style-name="P7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LROPES+Kudryashev-Bold" svg:font-family="LROPES+Kudryashev-Bold, Kudryashev" style:font-family-generic="roman"/>
    <style:font-face style:name="Times New Roman1" svg:font-family="'Times New Roman'" style:font-family-generic="roman"/>
    <style:font-face style:name="Times-Bold" svg:font-family="Times-Bold" style:font-family-generic="roman"/>
    <style:font-face style:name="Times-Roman" svg:font-family="Times-Roman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Arial2" svg:font-family="Arial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KOHBJ N+ Helvetica" svg:font-family="'KOHBJ N+ Helvetica', Helvetica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1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13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136cm" style:type="right" style:leader-style="dotted" style:leader-text="."/>
        </style:tab-stops>
      </style:paragraph-properties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1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1"/>
    </style:style>
    <style:style style:name="Table_5f_Text" style:display-name="Table_Text" style:family="paragraph" style:parent-style-name="Standard">
      <style:paragraph-properties fo:margin-top="0.101cm" fo:margin-bottom="0.101cm" style:text-autospace="none" style:punctuation-wrap="simple" style:vertical-align="baselin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fo:language="en" fo:country="GB"/>
    </style:style>
    <style:style style:name="Default" style:family="paragraph" style:parent-style-name="Standard">
      <style:paragraph-properties fo:hyphenation-ladder-count="no-limit" style:text-autospace="none" style:writing-mode="page"/>
      <style:text-properties fo:color="#000000" style:font-name="LROPES+Kudryashev-Bold" fo:font-size="12pt" fo:language="ru" fo:country="RU" style:font-name-asian="LROPES+Kudryashev-Bold" style:font-size-asian="12pt" style:language-asian="zxx" style:country-asian="none" style:font-name-complex="LROPES+Kudryashev-Bold" style:font-size-complex="12pt" style:language-complex="zxx" style:country-complex="none" fo:hyphenate="false" fo:hyphenation-remain-char-count="2" fo:hyphenation-push-char-count="2"/>
    </style:style>
    <style:style style:name="Pa11" style:family="paragraph" style:parent-style-name="Default" style:next-style-name="Default">
      <style:paragraph-properties style:line-height-at-least="0.353cm" fo:text-align="start" style:justify-single-word="false"/>
      <style:text-properties style:use-window-font-color="true" style:font-name="Arial" fo:font-size="10pt" style:font-name-asian="Lucida Sans Unicode" style:font-size-asian="10.5pt" style:font-name-complex="Tahoma" style:font-size-complex="12pt"/>
    </style:style>
    <style:style style:name="SP.9.290841" style:family="paragraph" style:parent-style-name="Default" style:next-style-name="Default">
      <style:paragraph-properties fo:text-align="start" style:justify-single-word="false"/>
      <style:text-properties style:use-window-font-color="true" style:font-name="Arial" fo:font-size="10pt" style:font-name-asian="Lucida Sans Unicode" style:font-size-asian="10.5pt" style:font-name-complex="Tahoma" style:font-size-complex="12pt"/>
    </style:style>
    <style:style style:name="SP.9.290923" style:family="paragraph" style:parent-style-name="Default" style:next-style-name="Default">
      <style:paragraph-properties fo:text-align="start" style:justify-single-word="false"/>
      <style:text-properties style:use-window-font-color="true" style:font-name="Arial" fo:font-size="10pt" style:font-name-asian="Lucida Sans Unicode" style:font-size-asian="10.5pt" style:font-name-complex="Tahoma" style:font-size-complex="12pt"/>
    </style:style>
    <style:style style:name="SP.9.290925" style:family="paragraph" style:parent-style-name="Default" style:next-style-name="Default">
      <style:paragraph-properties fo:text-align="start" style:justify-single-word="false"/>
      <style:text-properties style:use-window-font-color="true" style:font-name="Arial" fo:font-size="10pt" style:font-name-asian="Lucida Sans Unicode" style:font-size-asian="10.5pt" style:font-name-complex="Tahoma" style:font-size-complex="12pt"/>
    </style:style>
    <style:style style:name="SP.9.290928" style:family="paragraph" style:parent-style-name="Default" style:next-style-name="Default">
      <style:paragraph-properties fo:text-align="start" style:justify-single-word="false"/>
      <style:text-properties style:use-window-font-color="true" style:font-name="Arial" fo:font-size="10pt" style:font-name-asian="Lucida Sans Unicode" style:font-size-asian="10.5pt" style:font-name-complex="Tahoma" style:font-size-complex="12pt"/>
    </style:style>
    <style:style style:name="SP.9.290948" style:family="paragraph" style:parent-style-name="Default" style:next-style-name="Default">
      <style:paragraph-properties fo:text-align="start" style:justify-single-word="false"/>
      <style:text-properties style:use-window-font-color="true" style:font-name="Arial" fo:font-size="10pt" style:font-name-asian="Lucida Sans Unicode" style:font-size-asian="10.5pt" style:font-name-complex="Tahoma" style:font-size-complex="12pt"/>
    </style:style>
    <style:style style:name="Page_20_Number" style:display-name="Page Number" style:family="text" style:parent-style-name="Основной_20_шрифт_20_абзаца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3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7z0" style:family="text">
      <style:text-properties fo:font-weight="bold" style:font-weight-asian="bold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Основной_20_шрифт_20_абзаца2" style:display-name="Основной шрифт абзаца2" style:family="text"/>
    <style:style style:name="WW8Num2z0" style:family="text">
      <style:text-properties style:font-name="Symbol"/>
    </style:style>
    <style:style style:name="WW8Num9z0" style:family="text">
      <style:text-properties fo:font-weight="bold" style:font-weight-asian="bold"/>
    </style:style>
    <style:style style:name="WW8Num11z0" style:family="text">
      <style:text-properties fo:font-weight="bold" style:font-weight-asian="bold"/>
    </style:style>
    <style:style style:name="WW8Num12z1" style:family="text">
      <style:text-properties fo:font-weight="bold" style:font-weight-asian="bold"/>
    </style:style>
    <style:style style:name="WW8Num15z0" style:family="text">
      <style:text-properties style:font-name="Symbol"/>
    </style:style>
    <style:style style:name="Основной_20_шрифт_20_абзаца1" style:display-name="Основной шрифт абзаца1" style:family="text"/>
    <style:style style:name="SC.9.81922" style:family="text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Default" style:family="text">
      <style:text-properties fo:color="#000000" style:font-name="KOHBJ N+ Helvetica" fo:font-size="12pt" style:font-name-asian="KOHBJ N+ Helvetica" style:font-size-asian="12pt" style:font-name-complex="KOHBJ N+ Helvetica" style:font-size-complex="12pt"/>
    </style:style>
    <style:style style:name="SC.9.81923" style:family="text" style:parent-style-name="Default">
      <style:text-properties fo:font-size="9pt" style:font-size-asian="9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501cm" fo:margin-right="0cm" fo:text-indent="0cm" style:auto-text-indent="false">
        <style:tab-stops>
          <style:tab-stop style:position="9.252cm" style:type="center"/>
          <style:tab-stop style:position="19.004cm" style:type="right"/>
        </style:tab-stops>
      </style:paragraph-properties>
    </style:style>
    <style:style style:name="MP2" style:family="paragraph" style:parent-style-name="Standard">
      <style:paragraph-properties fo:margin-left="0cm" fo:margin-right="9.102cm" fo:text-indent="0cm" style:auto-text-indent="false"/>
    </style:style>
    <style:style style:name="MP3" style:family="paragraph" style:parent-style-name="Standard" style:list-style-name="ML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4" style:family="paragraph" style:parent-style-name="Standard" style:list-style-name="ML1"/>
    <style:style style:name="MT1" style:family="text">
      <style:text-properties style:use-window-font-color="true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2" style:family="text"/>
    <text:list-style style:name="M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page-layout style:name="Mpm1" style:page-usage="mirrored">
      <style:page-layout-properties fo:page-width="20.999cm" fo:page-height="29.699cm" style:num-format="1" style:print-orientation="portrait" fo:margin-top="1.002cm" fo:margin-bottom="1.461cm" fo:margin-left="1.623cm" fo:margin-right="1.24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45cm" fo:margin-left="0cm" fo:margin-right="0cm" fo:margin-bottom="1.4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0.999cm" fo:page-height="29.699cm" style:num-format="1" style:print-orientation="portrait" fo:margin-top="2.501cm" fo:margin-bottom="1.559cm" fo:margin-left="1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9.699cm" fo:page-height="20.999cm" style:num-format="1" style:print-orientation="landscape" fo:margin-top="1.501cm" fo:margin-bottom="1.559cm" fo:margin-left="1.561cm" fo:margin-right="2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0.999cm" fo:page-height="29.699cm" style:num-format="1" style:print-orientation="portrait" fo:margin-top="2.501cm" fo:margin-bottom="1.561cm" fo:margin-left="1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Файл </text:span><text:span text:style-name="MT1"><text:file-name text:display="name-and-extension">REG_MPCv0.odt</text:file-name></text:span><text:span text:style-name="MT1">: Регистры узла коммутатора.<text:tab/>Редакция от <text:s/></text:span><text:span text:style-name="MT1"><text:date style:data-style-name="N106" text:date-value="2013-04-22T13:15:49.57">22/04/2013</text:date></text:span><text:span text:style-name="MT1"> <text:s/></text:span></text:p>
      </style:header>
      <style:footer>
        <text:p text:style-name="Standard"><text:span text:style-name="Page_20_Number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3">
      <style:header>
        <text:p text:style-name="MP2"/>
      </style:header>
      <style:footer>
        <text:p text:style-name="Standard"/>
        <text:p text:style-name="Standard"/>
      </style:footer>
    </style:master-page>
    <style:master-page style:name="Преобразование_20_2" style:display-name="Преобразование 2" style:page-layout-name="Mpm4">
      <style:header>
        <text:list xml:id="list29545648" text:style-name="ML1">
          <text:list-item>
            <text:p text:style-name="MP3">Коммутация.</text:p>
            <text:p text:style-name="MP4"/>
          </text:list-item>
        </text:list>
      </style:header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Перечень регистров для платы Vx</dc:title>
    <meta:initial-creator>Andrey</meta:initial-creator>
    <meta:creation-date>2008-11-24T07:57:00</meta:creation-date>
    <dc:date>2013-04-22T13:15:49.28</dc:date>
    <meta:print-date>2012-06-07T13:18:04</meta:print-date>
    <dc:language>ru-RU</dc:language>
    <meta:editing-cycles>734</meta:editing-cycles>
    <meta:editing-duration>P13DT10H21M46S</meta:editing-duration>
    <dc:creator>Константин Шиляев</dc:creator>
    <meta:document-statistic meta:table-count="0" meta:image-count="0" meta:object-count="0" meta:page-count="13" meta:paragraph-count="411" meta:word-count="2246" meta:character-count="22348"/>
    <meta:user-defined meta:name="Info 1"/>
    <meta:user-defined meta:name="Info 2"/>
    <meta:user-defined meta:name="Info 3"/>
    <meta:user-defined meta:name="Info 4"/>
  </office:meta>
</office:document-meta>
</file>